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justify" style:justify-single-word="false"/>
      <style:text-properties style:font-name="Times New Roman1" officeooo:paragraph-rsid="0131d73e"/>
    </style:style>
    <style:style style:name="P3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b306f" officeooo:paragraph-rsid="01dd4db4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b306f" officeooo:paragraph-rsid="0249f4a2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b306f" officeooo:paragraph-rsid="024e8560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b306f" officeooo:paragraph-rsid="0260416a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0b306f" officeooo:paragraph-rsid="0265385e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0febcc" officeooo:paragraph-rsid="024e8560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0febcc" officeooo:paragraph-rsid="02697150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120625" officeooo:paragraph-rsid="01c5c1da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1abd74" officeooo:paragraph-rsid="01e059cd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25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6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7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8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9" style:family="paragraph" style:parent-style-name="Standard">
      <style:text-properties style:font-name="Times New Roman1" officeooo:rsid="002287a1" officeooo:paragraph-rsid="002302e0"/>
    </style:style>
    <style:style style:name="P30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32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33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34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35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6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7" style:family="paragraph" style:parent-style-name="Standard">
      <style:paragraph-properties fo:text-align="start" style:justify-single-word="false"/>
      <style:text-properties style:font-name="Times New Roman1" officeooo:rsid="00261b2a" officeooo:paragraph-rsid="01e059cd"/>
    </style:style>
    <style:style style:name="P38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9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1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2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265385e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46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7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8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9" style:family="paragraph" style:parent-style-name="Standard">
      <style:paragraph-properties fo:text-align="justify" style:justify-single-word="false"/>
      <style:text-properties style:font-name="Times New Roman1" officeooo:rsid="00469905" officeooo:paragraph-rsid="01e059cd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1f5b5bf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1faea7e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1621698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221315d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24e8560" style:font-style-asian="normal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265385e" style:font-style-asian="normal" style:font-style-complex="normal"/>
    </style:style>
    <style:style style:name="P68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9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71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72" style:family="paragraph" style:parent-style-name="Standard">
      <style:paragraph-properties fo:text-align="justify" style:justify-single-word="false"/>
      <style:text-properties style:font-name="Times New Roman1" officeooo:rsid="003c5999" officeooo:paragraph-rsid="01621698"/>
    </style:style>
    <style:style style:name="P73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74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75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76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77" style:family="paragraph" style:parent-style-name="Standard">
      <style:paragraph-properties fo:text-align="justify" style:justify-single-word="false"/>
      <style:text-properties style:font-name="Times New Roman1" officeooo:rsid="00afe593" officeooo:paragraph-rsid="01621698"/>
    </style:style>
    <style:style style:name="P78" style:family="paragraph" style:parent-style-name="Standard">
      <style:paragraph-properties fo:text-align="justify" style:justify-single-word="false"/>
      <style:text-properties style:font-name="Times New Roman1" officeooo:rsid="00b4535c" officeooo:paragraph-rsid="01621698"/>
    </style:style>
    <style:style style:name="P79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80" style:family="paragraph" style:parent-style-name="Standard">
      <style:paragraph-properties fo:text-align="start" style:justify-single-word="false"/>
      <style:text-properties style:font-name="Times New Roman1" officeooo:rsid="00b4535c" officeooo:paragraph-rsid="0195d36e"/>
    </style:style>
    <style:style style:name="P81" style:family="paragraph" style:parent-style-name="Standard">
      <style:text-properties style:font-name="Times New Roman1" officeooo:rsid="00b4535c" officeooo:paragraph-rsid="0094975f"/>
    </style:style>
    <style:style style:name="P82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83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84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85" style:family="paragraph" style:parent-style-name="Standard">
      <style:text-properties style:font-name="Times New Roman1" officeooo:rsid="005b8fdb" officeooo:paragraph-rsid="0094975f"/>
    </style:style>
    <style:style style:name="P86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87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88" style:family="paragraph" style:parent-style-name="Standard">
      <style:paragraph-properties fo:text-align="start" style:justify-single-word="false"/>
      <style:text-properties style:font-name="Times New Roman1" officeooo:rsid="00dea7b3" officeooo:paragraph-rsid="02009c66"/>
    </style:style>
    <style:style style:name="P89" style:family="paragraph" style:parent-style-name="Standard">
      <style:paragraph-properties fo:text-align="start" style:justify-single-word="false"/>
      <style:text-properties style:font-name="Times New Roman1" officeooo:rsid="00dea7b3" officeooo:paragraph-rsid="024fb35a"/>
    </style:style>
    <style:style style:name="P90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0e2f044" officeooo:paragraph-rsid="01621698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0e72655" officeooo:paragraph-rsid="0160a7e8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0ebcf20" officeooo:paragraph-rsid="0265385e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97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98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99" style:family="paragraph" style:parent-style-name="Standard">
      <style:paragraph-properties fo:text-align="justify" style:justify-single-word="false"/>
      <style:text-properties style:font-name="Times New Roman1" officeooo:rsid="00f9d6e0" officeooo:paragraph-rsid="01621698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0f9d6e0" officeooo:paragraph-rsid="0265385e"/>
    </style:style>
    <style:style style:name="P101" style:family="paragraph" style:parent-style-name="Standard">
      <style:paragraph-properties fo:text-align="start" style:justify-single-word="false"/>
      <style:text-properties style:font-name="Times New Roman1" officeooo:rsid="00f9d6e0" officeooo:paragraph-rsid="026e1323"/>
    </style:style>
    <style:style style:name="P102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103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104" style:family="paragraph" style:parent-style-name="Standard">
      <style:paragraph-properties fo:text-align="justify" style:justify-single-word="false"/>
      <style:text-properties style:font-name="Times New Roman1" officeooo:rsid="0117d7f6" officeooo:paragraph-rsid="01621698"/>
    </style:style>
    <style:style style:name="P105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106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107" style:family="paragraph" style:parent-style-name="Standard">
      <style:paragraph-properties fo:text-align="justify" style:justify-single-word="false"/>
      <style:text-properties style:font-name="Times New Roman1" officeooo:rsid="01198564" officeooo:paragraph-rsid="01e059cd"/>
    </style:style>
    <style:style style:name="P108" style:family="paragraph" style:parent-style-name="Standard">
      <style:paragraph-properties fo:text-align="justify" style:justify-single-word="false"/>
      <style:text-properties style:font-name="Times New Roman1" officeooo:rsid="01198564" officeooo:paragraph-rsid="02063076"/>
    </style:style>
    <style:style style:name="P109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110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111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112" style:family="paragraph" style:parent-style-name="Standard">
      <style:paragraph-properties fo:text-align="justify" style:justify-single-word="false"/>
      <style:text-properties style:font-name="Times New Roman1" officeooo:rsid="01241880" officeooo:paragraph-rsid="0175866e"/>
    </style:style>
    <style:style style:name="P113" style:family="paragraph" style:parent-style-name="Standard">
      <style:paragraph-properties fo:text-align="justify" style:justify-single-word="false"/>
      <style:text-properties style:font-name="Times New Roman1" officeooo:rsid="01241880" officeooo:paragraph-rsid="02099f9e"/>
    </style:style>
    <style:style style:name="P114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115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116" style:family="paragraph" style:parent-style-name="Standard">
      <style:paragraph-properties fo:text-align="justify" style:justify-single-word="false"/>
      <style:text-properties style:font-name="Times New Roman1" officeooo:rsid="0127cce3" officeooo:paragraph-rsid="02195b7d"/>
    </style:style>
    <style:style style:name="P117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118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119" style:family="paragraph" style:parent-style-name="Standard">
      <style:paragraph-properties fo:text-align="justify" style:justify-single-word="false"/>
      <style:text-properties style:font-name="Times New Roman1" officeooo:rsid="012a870c" officeooo:paragraph-rsid="017833d6"/>
    </style:style>
    <style:style style:name="P120" style:family="paragraph" style:parent-style-name="Standard">
      <style:paragraph-properties fo:text-align="justify" style:justify-single-word="false"/>
      <style:text-properties style:font-name="Times New Roman1" officeooo:rsid="012a870c" officeooo:paragraph-rsid="01792e5c"/>
    </style:style>
    <style:style style:name="P121" style:family="paragraph" style:parent-style-name="Standard">
      <style:paragraph-properties fo:text-align="justify" style:justify-single-word="false"/>
      <style:text-properties style:font-name="Times New Roman1" officeooo:rsid="012a870c" officeooo:paragraph-rsid="01e130dc"/>
    </style:style>
    <style:style style:name="P122" style:family="paragraph" style:parent-style-name="Standard">
      <style:paragraph-properties fo:text-align="justify" style:justify-single-word="false"/>
      <style:text-properties style:font-name="Times New Roman1" officeooo:rsid="012a870c" officeooo:paragraph-rsid="0265385e"/>
    </style:style>
    <style:style style:name="P123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24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25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26" style:family="paragraph" style:parent-style-name="Standard">
      <style:paragraph-properties fo:text-align="justify" style:justify-single-word="false"/>
      <style:text-properties style:font-name="Times New Roman1" officeooo:rsid="0152148b" officeooo:paragraph-rsid="0152148b"/>
    </style:style>
    <style:style style:name="P127" style:family="paragraph" style:parent-style-name="Standard">
      <style:paragraph-properties fo:text-align="justify" style:justify-single-word="false"/>
      <style:text-properties style:font-name="Times New Roman1" officeooo:rsid="0152148b" officeooo:paragraph-rsid="01e130dc"/>
    </style:style>
    <style:style style:name="P128" style:family="paragraph" style:parent-style-name="Standard">
      <style:paragraph-properties fo:text-align="justify" style:justify-single-word="false"/>
      <style:text-properties style:font-name="Times New Roman1" officeooo:rsid="0159a31f" officeooo:paragraph-rsid="0159a31f"/>
    </style:style>
    <style:style style:name="P129" style:family="paragraph" style:parent-style-name="Standard">
      <style:paragraph-properties fo:text-align="justify" style:justify-single-word="false"/>
      <style:text-properties style:font-name="Times New Roman1" officeooo:rsid="0159a31f" officeooo:paragraph-rsid="0265385e"/>
    </style:style>
    <style:style style:name="P130" style:family="paragraph" style:parent-style-name="Standard">
      <style:paragraph-properties fo:text-align="justify" style:justify-single-word="false"/>
      <style:text-properties style:font-name="Times New Roman1" officeooo:rsid="0167cfac" officeooo:paragraph-rsid="0167cfac"/>
    </style:style>
    <style:style style:name="P131" style:family="paragraph" style:parent-style-name="Standard">
      <style:paragraph-properties fo:text-align="justify" style:justify-single-word="false"/>
      <style:text-properties style:font-name="Times New Roman1" officeooo:rsid="016828e8" officeooo:paragraph-rsid="016828e8"/>
    </style:style>
    <style:style style:name="P132" style:family="paragraph" style:parent-style-name="Standard">
      <style:paragraph-properties fo:text-align="justify" style:justify-single-word="false"/>
      <style:text-properties style:font-name="Times New Roman1" officeooo:rsid="0168ec54" officeooo:paragraph-rsid="0168ec54"/>
    </style:style>
    <style:style style:name="P133" style:family="paragraph" style:parent-style-name="Standard">
      <style:paragraph-properties fo:text-align="justify" style:justify-single-word="false"/>
      <style:text-properties style:font-name="Times New Roman1" officeooo:rsid="0169adc8" officeooo:paragraph-rsid="0169adc8"/>
    </style:style>
    <style:style style:name="P134" style:family="paragraph" style:parent-style-name="Standard">
      <style:paragraph-properties fo:text-align="justify" style:justify-single-word="false"/>
      <style:text-properties style:font-name="Times New Roman1" officeooo:rsid="0169adc8" officeooo:paragraph-rsid="01e130dc"/>
    </style:style>
    <style:style style:name="P135" style:family="paragraph" style:parent-style-name="Standard">
      <style:paragraph-properties fo:text-align="center" style:justify-single-word="false"/>
      <style:text-properties style:font-name="Times New Roman1" officeooo:rsid="0169adc8" officeooo:paragraph-rsid="0169adc8"/>
    </style:style>
    <style:style style:name="P136" style:family="paragraph" style:parent-style-name="Standard">
      <style:paragraph-properties fo:text-align="center" style:justify-single-word="false"/>
      <style:text-properties style:font-name="Times New Roman1" officeooo:rsid="016a57c8" officeooo:paragraph-rsid="016a57c8"/>
    </style:style>
    <style:style style:name="P137" style:family="paragraph" style:parent-style-name="Standard">
      <style:paragraph-properties fo:text-align="justify" style:justify-single-word="false"/>
      <style:text-properties style:font-name="Times New Roman1" officeooo:rsid="017ac67d" officeooo:paragraph-rsid="0186175d"/>
    </style:style>
    <style:style style:name="P138" style:family="paragraph" style:parent-style-name="Standard">
      <style:text-properties style:font-name="Times New Roman1" officeooo:rsid="0190ab65" officeooo:paragraph-rsid="0190ab65"/>
    </style:style>
    <style:style style:name="P139" style:family="paragraph" style:parent-style-name="Standard">
      <style:text-properties style:font-name="Times New Roman1" officeooo:rsid="0191f060" officeooo:paragraph-rsid="0191f060"/>
    </style:style>
    <style:style style:name="P140" style:family="paragraph" style:parent-style-name="Standard">
      <style:text-properties style:font-name="Times New Roman1" officeooo:rsid="0195d36e" officeooo:paragraph-rsid="0195d36e"/>
    </style:style>
    <style:style style:name="P141" style:family="paragraph" style:parent-style-name="Standard">
      <style:paragraph-properties fo:text-align="justify" style:justify-single-word="false"/>
      <style:text-properties style:font-name="Times New Roman1" officeooo:rsid="019baac4" officeooo:paragraph-rsid="019baac4"/>
    </style:style>
    <style:style style:name="P142" style:family="paragraph" style:parent-style-name="Standard">
      <style:paragraph-properties fo:text-align="justify" style:justify-single-word="false"/>
      <style:text-properties style:font-name="Times New Roman1" officeooo:rsid="019baac4" officeooo:paragraph-rsid="0265385e"/>
    </style:style>
    <style:style style:name="P143" style:family="paragraph" style:parent-style-name="Standard">
      <style:text-properties style:font-name="Times New Roman1" officeooo:rsid="01a0035e" officeooo:paragraph-rsid="01a0035e"/>
    </style:style>
    <style:style style:name="P144" style:family="paragraph" style:parent-style-name="Standard">
      <style:paragraph-properties fo:text-align="justify" style:justify-single-word="false"/>
      <style:text-properties style:font-name="Times New Roman1" officeooo:rsid="01ab24ac" officeooo:paragraph-rsid="01ab24ac"/>
    </style:style>
    <style:style style:name="P145" style:family="paragraph" style:parent-style-name="Standard">
      <style:paragraph-properties fo:text-align="justify" style:justify-single-word="false"/>
      <style:text-properties style:font-name="Times New Roman1" officeooo:rsid="01aba8a2" officeooo:paragraph-rsid="01aba8a2"/>
    </style:style>
    <style:style style:name="P146" style:family="paragraph" style:parent-style-name="Standard">
      <style:paragraph-properties fo:text-align="justify" style:justify-single-word="false"/>
      <style:text-properties style:font-name="Times New Roman1" officeooo:rsid="01ae4e5b" officeooo:paragraph-rsid="01ae4e5b"/>
    </style:style>
    <style:style style:name="P147" style:family="paragraph" style:parent-style-name="Standard">
      <style:paragraph-properties fo:text-align="justify" style:justify-single-word="false"/>
      <style:text-properties style:font-name="Times New Roman1" officeooo:rsid="01af6bf4" officeooo:paragraph-rsid="01af6bf4"/>
    </style:style>
    <style:style style:name="P148" style:family="paragraph" style:parent-style-name="Standard">
      <style:paragraph-properties fo:text-align="justify" style:justify-single-word="false"/>
      <style:text-properties style:font-name="Times New Roman1" officeooo:rsid="01afab56" officeooo:paragraph-rsid="01afab56"/>
    </style:style>
    <style:style style:name="P149" style:family="paragraph" style:parent-style-name="Standard">
      <style:paragraph-properties fo:text-align="justify" style:justify-single-word="false"/>
      <style:text-properties style:font-name="Times New Roman1" officeooo:rsid="01afab56" officeooo:paragraph-rsid="01e130dc"/>
    </style:style>
    <style:style style:name="P150" style:family="paragraph" style:parent-style-name="Standard">
      <style:paragraph-properties fo:text-align="justify" style:justify-single-word="false"/>
      <style:text-properties style:font-name="Times New Roman1" officeooo:rsid="01b3c9ff" officeooo:paragraph-rsid="01b3c9ff"/>
    </style:style>
    <style:style style:name="P151" style:family="paragraph" style:parent-style-name="Standard">
      <style:paragraph-properties fo:text-align="justify" style:justify-single-word="false"/>
      <style:text-properties style:font-name="Times New Roman1" officeooo:rsid="01b40101" officeooo:paragraph-rsid="01b40101"/>
    </style:style>
    <style:style style:name="P152" style:family="paragraph" style:parent-style-name="Standard">
      <style:paragraph-properties fo:text-align="justify" style:justify-single-word="false"/>
      <style:text-properties style:font-name="Times New Roman1" officeooo:rsid="01b40101" officeooo:paragraph-rsid="025c2d7d"/>
    </style:style>
    <style:style style:name="P153" style:family="paragraph" style:parent-style-name="Standard">
      <style:paragraph-properties fo:text-align="justify" style:justify-single-word="false"/>
      <style:text-properties style:font-name="Times New Roman1" officeooo:rsid="01b5ce18" officeooo:paragraph-rsid="01b5ce18"/>
    </style:style>
    <style:style style:name="P154" style:family="paragraph" style:parent-style-name="Standard">
      <style:paragraph-properties fo:text-align="center" style:justify-single-word="false"/>
      <style:text-properties style:font-name="Times New Roman1" officeooo:rsid="01b5ce18" officeooo:paragraph-rsid="01b5ce18"/>
    </style:style>
    <style:style style:name="P155" style:family="paragraph" style:parent-style-name="Standard">
      <style:paragraph-properties fo:text-align="justify" style:justify-single-word="false"/>
      <style:text-properties style:font-name="Times New Roman1" officeooo:rsid="01b5feb3" officeooo:paragraph-rsid="022dc584"/>
    </style:style>
    <style:style style:name="P156" style:family="paragraph" style:parent-style-name="Standard">
      <style:paragraph-properties fo:text-align="justify" style:justify-single-word="false"/>
      <style:text-properties style:font-name="Times New Roman1" officeooo:rsid="01b5feb3" officeooo:paragraph-rsid="02403894"/>
    </style:style>
    <style:style style:name="P157" style:family="paragraph" style:parent-style-name="Standard">
      <style:paragraph-properties fo:text-align="justify" style:justify-single-word="false"/>
      <style:text-properties style:font-name="Times New Roman1" officeooo:rsid="01b5feb3" officeooo:paragraph-rsid="0265385e"/>
    </style:style>
    <style:style style:name="P158" style:family="paragraph" style:parent-style-name="Standard">
      <style:paragraph-properties fo:text-align="justify" style:justify-single-word="false"/>
      <style:text-properties style:font-name="Times New Roman1" officeooo:rsid="01ba1b9e" officeooo:paragraph-rsid="01b5ce18"/>
    </style:style>
    <style:style style:name="P159" style:family="paragraph" style:parent-style-name="Standard">
      <style:paragraph-properties fo:text-align="center" style:justify-single-word="false"/>
      <style:text-properties style:font-name="Times New Roman1" officeooo:rsid="02434d79" officeooo:paragraph-rsid="02434d79"/>
    </style:style>
    <style:style style:name="P160" style:family="paragraph" style:parent-style-name="Standard">
      <style:paragraph-properties fo:text-align="justify" style:justify-single-word="false"/>
      <style:text-properties style:font-name="Times New Roman1" officeooo:rsid="02434d79" officeooo:paragraph-rsid="02434d79"/>
    </style:style>
    <style:style style:name="P161" style:family="paragraph" style:parent-style-name="Standard">
      <style:paragraph-properties fo:text-align="start" style:justify-single-word="false"/>
      <style:text-properties style:font-name="Times New Roman1" officeooo:rsid="026e1323" officeooo:paragraph-rsid="026e1323"/>
    </style:style>
    <style:style style:name="P162" style:family="paragraph" style:parent-style-name="Standard">
      <style:paragraph-properties fo:text-align="start" style:justify-single-word="false"/>
      <style:text-properties style:font-name="Times New Roman1" officeooo:rsid="026edbe0" officeooo:paragraph-rsid="026edbe0"/>
    </style:style>
    <style:style style:name="P163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64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65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66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67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P168" style:family="paragraph" style:parent-style-name="Standard">
      <style:paragraph-properties fo:text-align="start" style:justify-single-word="false"/>
      <style:text-properties officeooo:rsid="01b8025b" officeooo:paragraph-rsid="01b8025b"/>
    </style:style>
    <style:style style:name="P169" style:family="paragraph" style:parent-style-name="Standard">
      <style:paragraph-properties fo:text-align="justify" style:justify-single-word="false"/>
      <style:text-properties style:font-name="Roboto" officeooo:rsid="01b13246" officeooo:paragraph-rsid="01afab56"/>
    </style:style>
    <style:style style:name="P170" style:family="paragraph" style:parent-style-name="Standard">
      <style:paragraph-properties fo:text-align="start" style:justify-single-word="false"/>
      <style:text-properties officeooo:rsid="01f5b5bf" officeooo:paragraph-rsid="01f5b5bf"/>
    </style:style>
    <style:style style:name="P171" style:family="paragraph" style:parent-style-name="Standard">
      <style:paragraph-properties fo:text-align="start" style:justify-single-word="false"/>
      <style:text-properties officeooo:rsid="026a999c" officeooo:paragraph-rsid="026a999c"/>
    </style:style>
    <style:style style:name="P172" style:family="paragraph" style:parent-style-name="Standard">
      <style:paragraph-properties fo:text-align="start" style:justify-single-word="false"/>
      <style:text-properties officeooo:rsid="026e1323" officeooo:paragraph-rsid="026e1323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fo:font-style="italic" officeooo:rsid="0175866e" style:font-style-asian="italic" style:font-style-complex="italic"/>
    </style:style>
    <style:style style:name="T29" style:family="text">
      <style:text-properties fo:font-style="italic" officeooo:rsid="01ca164b" style:font-style-asian="italic" style:font-style-complex="italic"/>
    </style:style>
    <style:style style:name="T30" style:family="text">
      <style:text-properties officeooo:rsid="002d3123"/>
    </style:style>
    <style:style style:name="T31" style:family="text">
      <style:text-properties officeooo:rsid="002e991c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ca40a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edee6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ef667d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fo:font-size="12pt" fo:letter-spacing="normal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fo:font-size="12pt" fo:letter-spacing="normal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fo:font-weight="normal" officeooo:rsid="0211675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fo:font-size="12pt" fo:letter-spacing="normal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7b7b7b" fo:font-size="9.60000038146973pt" fo:letter-spacing="normal" fo:font-style="normal" fo:font-weight="normal"/>
    </style:style>
    <style:style style:name="T5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149a532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149c106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14b69c7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14f2a18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150eb94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15385cd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1554bcf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155a3f3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1577a05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159a31f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15b2b84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15ec9f3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160a7e8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621698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1637f8f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165f429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166514d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166fcaa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167cfac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16828e8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168ec54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69adc8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6a57c8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6a9cca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6c31a7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16cf883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172cac0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1739d47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742ee6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75866e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7833d6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792e5c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7ac67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17cac6c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17e30b7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180bce0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180ccc1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80f496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83951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184376c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18574c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186175d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186a356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1878e32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188d0da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18b2290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18cb969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18d71ec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1903e47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1964579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198f12b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style="normal" fo:font-weight="normal" officeooo:rsid="019b76ea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size="12pt" fo:font-style="normal" fo:font-weight="normal" officeooo:rsid="019ca7f6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2pt" fo:font-style="normal" fo:font-weight="normal" officeooo:rsid="019e383c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size="12pt" fo:font-style="normal" fo:font-weight="normal" officeooo:rsid="01a16a8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size="12pt" fo:font-style="normal" fo:font-weight="normal" officeooo:rsid="01a34bc0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size="12pt" fo:font-style="normal" fo:font-weight="normal" officeooo:rsid="01a46fa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size="12pt" fo:font-style="normal" fo:font-weight="normal" officeooo:rsid="01a5860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size="12pt" fo:font-style="normal" fo:font-weight="normal" officeooo:rsid="01a76604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size="12pt" fo:font-style="normal" fo:font-weight="normal" officeooo:rsid="01a8d835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size="12pt" fo:font-style="normal" fo:font-weight="normal" officeooo:rsid="01a965eb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size="12pt" fo:font-style="normal" fo:font-weight="normal" officeooo:rsid="01ab24ac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size="12pt" fo:font-style="normal" fo:font-weight="normal" officeooo:rsid="01aba8a2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size="12pt" fo:font-style="normal" fo:font-weight="normal" officeooo:rsid="01ad0c79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size="12pt" fo:font-style="normal" fo:font-weight="normal" officeooo:rsid="01ae4e5b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size="12pt" fo:font-style="normal" fo:font-weight="normal" officeooo:rsid="01b13246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size="12pt" fo:font-style="normal" fo:font-weight="normal" officeooo:rsid="01b31856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size="12pt" fo:font-style="normal" fo:font-weight="normal" officeooo:rsid="01b3c9f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size="12pt" fo:font-style="normal" fo:font-weight="normal" officeooo:rsid="01b4010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1b5ce1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font-weight="normal" officeooo:rsid="01b61756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size="12pt" fo:font-style="normal" fo:font-weight="normal" officeooo:rsid="01b66914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size="12pt" fo:font-style="normal" fo:font-weight="normal" officeooo:rsid="01b820d7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size="12pt" fo:font-style="normal" fo:font-weight="normal" officeooo:rsid="01ca40a6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size="12pt" fo:font-style="normal" fo:font-weight="normal" officeooo:rsid="01cc0653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size="12pt" fo:font-style="normal" fo:font-weight="normal" officeooo:rsid="01cdbf0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size="12pt" fo:font-style="normal" fo:font-weight="normal" officeooo:rsid="01ce280e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size="12pt" fo:font-style="normal" fo:font-weight="normal" officeooo:rsid="01d42ad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size="12pt" fo:font-style="normal" fo:font-weight="normal" officeooo:rsid="01d62180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size="12pt" fo:font-style="normal" fo:font-weight="normal" officeooo:rsid="01d92df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size="12pt" fo:font-style="normal" fo:font-weight="normal" officeooo:rsid="01d9cd67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1da757b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normal" fo:font-weight="normal" officeooo:rsid="01e059cd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font-style="normal" fo:font-weight="normal" officeooo:rsid="01e1d344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font-style="normal" fo:font-weight="normal" officeooo:rsid="01e2894a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font-style="normal" fo:font-weight="normal" officeooo:rsid="01e34d77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font-style="normal" fo:font-weight="normal" officeooo:rsid="01fee83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size="12pt" fo:font-style="normal" fo:font-weight="normal" officeooo:rsid="02009c66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size="12pt" fo:font-style="normal" fo:font-weight="normal" officeooo:rsid="02012697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size="12pt" fo:font-style="normal" fo:font-weight="normal" officeooo:rsid="02023d25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size="12pt" fo:font-style="normal" fo:font-weight="normal" officeooo:rsid="02026a36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size="12pt" fo:font-style="normal" fo:font-weight="normal" officeooo:rsid="0202bb9d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size="12pt" fo:font-style="normal" fo:font-weight="normal" officeooo:rsid="0204af4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2063076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080df8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099f9e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0ab2a2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20bf072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20c1f4e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20c2f74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size="12pt" fo:font-style="normal" fo:font-weight="normal" officeooo:rsid="020d3258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size="12pt" fo:font-style="normal" fo:font-weight="normal" officeooo:rsid="020ec3bc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size="12pt" fo:font-style="normal" fo:font-weight="normal" officeooo:rsid="020f1db7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font-size="12pt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font-size="12pt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font-size="12pt" fo:font-style="normal" fo:font-weight="normal" officeooo:rsid="02143eb5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font-size="12pt" fo:font-style="normal" fo:font-weight="normal" officeooo:rsid="02144b07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fo:font-size="12pt" fo:font-style="normal" fo:font-weight="normal" officeooo:rsid="02160f9e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font-size="12pt" fo:font-style="normal" fo:font-weight="normal" officeooo:rsid="0216931f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font-size="12pt" fo:font-style="normal" fo:font-weight="normal" officeooo:rsid="0217130e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font-size="12pt" fo:font-style="normal" fo:font-weight="normal" officeooo:rsid="021880d3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size="12pt" fo:font-style="normal" fo:font-weight="normal" officeooo:rsid="021956c6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size="12pt" fo:font-style="normal" fo:font-weight="normal" officeooo:rsid="02195b7d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size="12pt" fo:font-style="normal" fo:font-weight="normal" officeooo:rsid="021a0eb0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size="12pt" fo:font-style="normal" fo:font-weight="normal" officeooo:rsid="021aa5fd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size="12pt" fo:font-style="normal" fo:font-weight="normal" officeooo:rsid="021b1329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size="12pt" fo:font-style="normal" fo:font-weight="normal" officeooo:rsid="021c10a7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size="12pt" fo:font-style="normal" fo:font-weight="normal" officeooo:rsid="021c869e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size="12pt" fo:font-style="normal" fo:font-weight="normal" officeooo:rsid="021de429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size="12pt" fo:font-style="normal" fo:font-weight="normal" officeooo:rsid="02284cc1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size="12pt" fo:font-style="normal" fo:font-weight="normal" officeooo:rsid="022859fd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size="12pt" fo:font-style="normal" fo:font-weight="normal" officeooo:rsid="02288fa1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size="12pt" fo:font-style="normal" fo:font-weight="normal" officeooo:rsid="022beb0f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fo:font-size="12pt" fo:font-style="normal" fo:font-weight="normal" officeooo:rsid="022dc584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fo:font-size="12pt" fo:font-style="normal" fo:font-weight="normal" officeooo:rsid="022dd62e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fo:font-size="12pt" fo:font-style="normal" fo:font-weight="normal" officeooo:rsid="022e9a30" style:font-size-asian="12pt" style:font-style-asian="normal" style:font-weight-asian="normal" style:font-size-complex="12pt" style:font-style-complex="normal" style:font-weight-complex="normal"/>
    </style:style>
    <style:style style:name="T310" style:family="text">
      <style:text-properties fo:font-size="12pt" fo:font-style="normal" fo:font-weight="normal" officeooo:rsid="022fc094" style:font-size-asian="12pt" style:font-style-asian="normal" style:font-weight-asian="normal" style:font-size-complex="12pt" style:font-style-complex="normal" style:font-weight-complex="normal"/>
    </style:style>
    <style:style style:name="T311" style:family="text">
      <style:text-properties fo:font-size="12pt" fo:font-style="normal" fo:font-weight="normal" officeooo:rsid="02312902" style:font-size-asian="12pt" style:font-style-asian="normal" style:font-weight-asian="normal" style:font-size-complex="12pt" style:font-style-complex="normal" style:font-weight-complex="normal"/>
    </style:style>
    <style:style style:name="T312" style:family="text">
      <style:text-properties fo:font-size="12pt" fo:font-style="normal" fo:font-weight="normal" officeooo:rsid="0232809a" style:font-size-asian="12pt" style:font-style-asian="normal" style:font-weight-asian="normal" style:font-size-complex="12pt" style:font-style-complex="normal" style:font-weight-complex="normal"/>
    </style:style>
    <style:style style:name="T313" style:family="text">
      <style:text-properties fo:font-size="12pt" fo:font-style="normal" fo:font-weight="normal" officeooo:rsid="02333e0f" style:font-size-asian="12pt" style:font-style-asian="normal" style:font-weight-asian="normal" style:font-size-complex="12pt" style:font-style-complex="normal" style:font-weight-complex="normal"/>
    </style:style>
    <style:style style:name="T314" style:family="text">
      <style:text-properties fo:font-size="12pt" fo:font-style="normal" fo:font-weight="normal" officeooo:rsid="0234b198" style:font-size-asian="12pt" style:font-style-asian="normal" style:font-weight-asian="normal" style:font-size-complex="12pt" style:font-style-complex="normal" style:font-weight-complex="normal"/>
    </style:style>
    <style:style style:name="T315" style:family="text">
      <style:text-properties fo:font-size="12pt" fo:font-style="normal" fo:font-weight="normal" officeooo:rsid="0236205f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fo:font-size="12pt" fo:font-style="normal" fo:font-weight="normal" officeooo:rsid="023758d1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fo:font-size="12pt" fo:font-style="normal" fo:font-weight="normal" officeooo:rsid="02389fa6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fo:font-size="12pt" fo:font-style="normal" fo:font-weight="normal" officeooo:rsid="02394221" style:font-size-asian="12pt" style:font-style-asian="normal" style:font-weight-asian="normal" style:font-size-complex="12pt" style:font-style-complex="normal" style:font-weight-complex="normal"/>
    </style:style>
    <style:style style:name="T319" style:family="text">
      <style:text-properties fo:font-size="12pt" fo:font-style="normal" fo:font-weight="normal" officeooo:rsid="023a4bf0" style:font-size-asian="12pt" style:font-style-asian="normal" style:font-weight-asian="normal" style:font-size-complex="12pt" style:font-style-complex="normal" style:font-weight-complex="normal"/>
    </style:style>
    <style:style style:name="T320" style:family="text">
      <style:text-properties fo:font-size="12pt" fo:font-style="normal" fo:font-weight="normal" officeooo:rsid="023d889c" style:font-size-asian="12pt" style:font-style-asian="normal" style:font-weight-asian="normal" style:font-size-complex="12pt" style:font-style-complex="normal" style:font-weight-complex="normal"/>
    </style:style>
    <style:style style:name="T321" style:family="text">
      <style:text-properties fo:font-size="12pt" fo:font-style="normal" fo:font-weight="normal" officeooo:rsid="023e4e93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fo:font-size="12pt" fo:font-style="normal" fo:font-weight="normal" officeooo:rsid="023f76dd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fo:font-size="12pt" fo:font-style="normal" fo:font-weight="normal" officeooo:rsid="02403894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fo:font-size="12pt" fo:font-style="normal" fo:font-weight="normal" officeooo:rsid="02407de8" style:font-size-asian="12pt" style:font-style-asian="normal" style:font-weight-asian="normal" style:font-size-complex="12pt" style:font-style-complex="normal" style:font-weight-complex="normal"/>
    </style:style>
    <style:style style:name="T325" style:family="text">
      <style:text-properties fo:font-size="12pt" fo:font-style="normal" fo:font-weight="normal" officeooo:rsid="0240b28c" style:font-size-asian="12pt" style:font-style-asian="normal" style:font-weight-asian="normal" style:font-size-complex="12pt" style:font-style-complex="normal" style:font-weight-complex="normal"/>
    </style:style>
    <style:style style:name="T326" style:family="text">
      <style:text-properties fo:font-size="12pt" fo:font-style="normal" fo:font-weight="normal" officeooo:rsid="0241715c" style:font-size-asian="12pt" style:font-style-asian="normal" style:font-weight-asian="normal" style:font-size-complex="12pt" style:font-style-complex="normal" style:font-weight-complex="normal"/>
    </style:style>
    <style:style style:name="T327" style:family="text">
      <style:text-properties fo:font-size="12pt" fo:font-style="normal" fo:font-weight="normal" officeooo:rsid="024209a5" style:font-size-asian="12pt" style:font-style-asian="normal" style:font-weight-asian="normal" style:font-size-complex="12pt" style:font-style-complex="normal" style:font-weight-complex="normal"/>
    </style:style>
    <style:style style:name="T328" style:family="text">
      <style:text-properties fo:font-size="12pt" fo:font-style="normal" fo:font-weight="normal" officeooo:rsid="02442d94" style:font-size-asian="12pt" style:font-style-asian="normal" style:font-weight-asian="normal" style:font-size-complex="12pt" style:font-style-complex="normal" style:font-weight-complex="normal"/>
    </style:style>
    <style:style style:name="T329" style:family="text">
      <style:text-properties fo:font-size="12pt" fo:font-style="normal" fo:font-weight="normal" officeooo:rsid="02446982" style:font-size-asian="12pt" style:font-style-asian="normal" style:font-weight-asian="normal" style:font-size-complex="12pt" style:font-style-complex="normal" style:font-weight-complex="normal"/>
    </style:style>
    <style:style style:name="T330" style:family="text">
      <style:text-properties fo:font-size="12pt" fo:font-style="normal" fo:font-weight="normal" officeooo:rsid="024640d0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font-size="12pt" fo:font-style="normal" fo:font-weight="normal" officeooo:rsid="024675d0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font-size="12pt" fo:font-style="normal" fo:font-weight="normal" officeooo:rsid="024e8560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font-size="12pt" fo:font-style="normal" fo:font-weight="normal" officeooo:rsid="024fb35a" style:font-size-asian="12pt" style:font-style-asian="normal" style:font-weight-asian="normal" style:font-size-complex="12pt" style:font-style-complex="normal" style:font-weight-complex="normal"/>
    </style:style>
    <style:style style:name="T334" style:family="text">
      <style:text-properties fo:font-size="12pt" fo:font-style="normal" fo:font-weight="normal" officeooo:rsid="025101a7" style:font-size-asian="12pt" style:font-style-asian="normal" style:font-weight-asian="normal" style:font-size-complex="12pt" style:font-style-complex="normal" style:font-weight-complex="normal"/>
    </style:style>
    <style:style style:name="T335" style:family="text">
      <style:text-properties fo:font-size="12pt" fo:font-style="normal" fo:font-weight="normal" officeooo:rsid="02544d87" style:font-size-asian="12pt" style:font-style-asian="normal" style:font-weight-asian="normal" style:font-size-complex="12pt" style:font-style-complex="normal" style:font-weight-complex="normal"/>
    </style:style>
    <style:style style:name="T336" style:family="text">
      <style:text-properties fo:font-size="12pt" fo:font-style="normal" fo:font-weight="normal" officeooo:rsid="02550593" style:font-size-asian="12pt" style:font-style-asian="normal" style:font-weight-asian="normal" style:font-size-complex="12pt" style:font-style-complex="normal" style:font-weight-complex="normal"/>
    </style:style>
    <style:style style:name="T337" style:family="text">
      <style:text-properties fo:font-size="12pt" fo:font-style="normal" fo:font-weight="normal" officeooo:rsid="025561a5" style:font-size-asian="12pt" style:font-style-asian="normal" style:font-weight-asian="normal" style:font-size-complex="12pt" style:font-style-complex="normal" style:font-weight-complex="normal"/>
    </style:style>
    <style:style style:name="T338" style:family="text">
      <style:text-properties fo:font-size="12pt" fo:font-style="normal" fo:font-weight="normal" officeooo:rsid="02571ad9" style:font-size-asian="12pt" style:font-style-asian="normal" style:font-weight-asian="normal" style:font-size-complex="12pt" style:font-style-complex="normal" style:font-weight-complex="normal"/>
    </style:style>
    <style:style style:name="T339" style:family="text">
      <style:text-properties fo:font-size="12pt" fo:font-style="normal" fo:font-weight="normal" officeooo:rsid="02599874" style:font-size-asian="12pt" style:font-style-asian="normal" style:font-weight-asian="normal" style:font-size-complex="12pt" style:font-style-complex="normal" style:font-weight-complex="normal"/>
    </style:style>
    <style:style style:name="T340" style:family="text">
      <style:text-properties fo:font-size="12pt" fo:font-style="normal" fo:font-weight="normal" officeooo:rsid="0259b89d" style:font-size-asian="12pt" style:font-style-asian="normal" style:font-weight-asian="normal" style:font-size-complex="12pt" style:font-style-complex="normal" style:font-weight-complex="normal"/>
    </style:style>
    <style:style style:name="T341" style:family="text">
      <style:text-properties fo:font-size="12pt" fo:font-style="normal" fo:font-weight="normal" officeooo:rsid="025a5572" style:font-size-asian="12pt" style:font-style-asian="normal" style:font-weight-asian="normal" style:font-size-complex="12pt" style:font-style-complex="normal" style:font-weight-complex="normal"/>
    </style:style>
    <style:style style:name="T342" style:family="text">
      <style:text-properties fo:font-size="12pt" fo:font-style="normal" fo:font-weight="normal" officeooo:rsid="025c2d7d" style:font-size-asian="12pt" style:font-style-asian="normal" style:font-weight-asian="normal" style:font-size-complex="12pt" style:font-style-complex="normal" style:font-weight-complex="normal"/>
    </style:style>
    <style:style style:name="T343" style:family="text">
      <style:text-properties fo:font-size="12pt" fo:font-style="normal" fo:font-weight="normal" officeooo:rsid="026731f5" style:font-size-asian="12pt" style:font-style-asian="normal" style:font-weight-asian="normal" style:font-size-complex="12pt" style:font-style-complex="normal" style:font-weight-complex="normal"/>
    </style:style>
    <style:style style:name="T344" style:family="text">
      <style:text-properties fo:font-size="12pt" fo:font-style="normal" fo:font-weight="normal" officeooo:rsid="02690815" style:font-size-asian="12pt" style:font-style-asian="normal" style:font-weight-asian="normal" style:font-size-complex="12pt" style:font-style-complex="normal" style:font-weight-complex="normal"/>
    </style:style>
    <style:style style:name="T345" style:family="text">
      <style:text-properties fo:font-size="12pt" fo:font-style="normal" fo:font-weight="normal" officeooo:rsid="026bbdce" style:font-size-asian="12pt" style:font-style-asian="normal" style:font-weight-asian="normal" style:font-size-complex="12pt" style:font-style-complex="normal" style:font-weight-complex="normal"/>
    </style:style>
    <style:style style:name="T346" style:family="text">
      <style:text-properties fo:font-size="12pt" fo:font-style="normal" fo:font-weight="normal" officeooo:rsid="026edbe0" style:font-size-asian="12pt" style:font-style-asian="normal" style:font-weight-asian="normal" style:font-size-complex="12pt" style:font-style-complex="normal" style:font-weight-complex="normal"/>
    </style:style>
    <style:style style:name="T347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348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349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350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351" style:family="text">
      <style:text-properties fo:font-size="12pt" fo:font-style="italic" fo:font-weight="normal" officeooo:rsid="022dd62e" style:font-size-asian="12pt" style:font-style-asian="italic" style:font-weight-asian="normal" style:font-size-complex="12pt" style:font-style-complex="italic" style:font-weight-complex="normal"/>
    </style:style>
    <style:style style:name="T352" style:family="text">
      <style:text-properties fo:font-size="12pt" fo:font-weight="normal" style:font-size-asian="12pt" style:font-weight-asian="normal" style:font-size-complex="12pt" style:font-weight-complex="normal"/>
    </style:style>
    <style:style style:name="T353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354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355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356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357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358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359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360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361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362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363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364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365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366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367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368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369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370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371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372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373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374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375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376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377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378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379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381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382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383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384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385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386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387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388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389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390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391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396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397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398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399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400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401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402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403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404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405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406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407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408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409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410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411" style:family="text">
      <style:text-properties fo:font-size="12pt" fo:font-weight="normal" officeooo:rsid="015e9878" style:font-size-asian="12pt" style:font-weight-asian="normal" style:font-size-complex="12pt" style:font-weight-complex="normal"/>
    </style:style>
    <style:style style:name="T412" style:family="text">
      <style:text-properties fo:font-size="12pt" fo:font-weight="normal" officeooo:rsid="015ec9f3" style:font-size-asian="12pt" style:font-weight-asian="normal" style:font-size-complex="12pt" style:font-weight-complex="normal"/>
    </style:style>
    <style:style style:name="T413" style:family="text">
      <style:text-properties fo:font-size="12pt" fo:font-weight="normal" officeooo:rsid="01766102" style:font-size-asian="12pt" style:font-weight-asian="normal" style:font-size-complex="12pt" style:font-weight-complex="normal"/>
    </style:style>
    <style:style style:name="T414" style:family="text">
      <style:text-properties fo:font-size="12pt" fo:font-weight="normal" officeooo:rsid="017afd1c" style:font-size-asian="12pt" style:font-weight-asian="normal" style:font-size-complex="12pt" style:font-weight-complex="normal"/>
    </style:style>
    <style:style style:name="T415" style:family="text">
      <style:text-properties fo:font-size="12pt" fo:font-weight="normal" officeooo:rsid="01ce280e" style:font-size-asian="12pt" style:font-weight-asian="normal" style:font-size-complex="12pt" style:font-weight-complex="normal"/>
    </style:style>
    <style:style style:name="T416" style:family="text">
      <style:text-properties fo:font-size="12pt" fo:font-weight="normal" officeooo:rsid="01d00fea" style:font-size-asian="12pt" style:font-weight-asian="normal" style:font-size-complex="12pt" style:font-weight-complex="normal"/>
    </style:style>
    <style:style style:name="T417" style:family="text">
      <style:text-properties fo:font-size="12pt" fo:font-weight="normal" officeooo:rsid="01d31d2d" style:font-size-asian="12pt" style:font-weight-asian="normal" style:font-size-complex="12pt" style:font-weight-complex="normal"/>
    </style:style>
    <style:style style:name="T418" style:family="text">
      <style:text-properties fo:font-size="12pt" fo:font-weight="normal" officeooo:rsid="01f1609b" style:font-size-asian="12pt" style:font-weight-asian="normal" style:font-size-complex="12pt" style:font-weight-complex="normal"/>
    </style:style>
    <style:style style:name="T419" style:family="text">
      <style:text-properties fo:font-size="12pt" fo:font-weight="normal" officeooo:rsid="01f32259" style:font-size-asian="12pt" style:font-weight-asian="normal" style:font-size-complex="12pt" style:font-weight-complex="normal"/>
    </style:style>
    <style:style style:name="T420" style:family="text">
      <style:text-properties fo:font-size="12pt" fo:font-weight="normal" officeooo:rsid="01f5b5bf" style:font-size-asian="12pt" style:font-weight-asian="normal" style:font-size-complex="12pt" style:font-weight-complex="normal"/>
    </style:style>
    <style:style style:name="T421" style:family="text">
      <style:text-properties fo:font-size="12pt" fo:font-weight="normal" officeooo:rsid="01f76106" style:font-size-asian="12pt" style:font-weight-asian="normal" style:font-size-complex="12pt" style:font-weight-complex="normal"/>
    </style:style>
    <style:style style:name="T422" style:family="text">
      <style:text-properties fo:font-size="12pt" fo:font-weight="normal" officeooo:rsid="01f8d969" style:font-size-asian="12pt" style:font-weight-asian="normal" style:font-size-complex="12pt" style:font-weight-complex="normal"/>
    </style:style>
    <style:style style:name="T423" style:family="text">
      <style:text-properties fo:font-size="12pt" fo:font-weight="normal" officeooo:rsid="01f99804" style:font-size-asian="12pt" style:font-weight-asian="normal" style:font-size-complex="12pt" style:font-weight-complex="normal"/>
    </style:style>
    <style:style style:name="T424" style:family="text">
      <style:text-properties fo:font-size="12pt" fo:font-weight="normal" officeooo:rsid="01fa2fe3" style:font-size-asian="12pt" style:font-weight-asian="normal" style:font-size-complex="12pt" style:font-weight-complex="normal"/>
    </style:style>
    <style:style style:name="T425" style:family="text">
      <style:text-properties fo:font-size="12pt" fo:font-weight="normal" officeooo:rsid="01faea7e" style:font-size-asian="12pt" style:font-weight-asian="normal" style:font-size-complex="12pt" style:font-weight-complex="normal"/>
    </style:style>
    <style:style style:name="T426" style:family="text">
      <style:text-properties fo:font-size="12pt" fo:font-weight="normal" officeooo:rsid="01fc5547" style:font-size-asian="12pt" style:font-weight-asian="normal" style:font-size-complex="12pt" style:font-weight-complex="normal"/>
    </style:style>
    <style:style style:name="T427" style:family="text">
      <style:text-properties fo:font-size="12pt" fo:font-weight="normal" officeooo:rsid="01fd598f" style:font-size-asian="12pt" style:font-weight-asian="normal" style:font-size-complex="12pt" style:font-weight-complex="normal"/>
    </style:style>
    <style:style style:name="T428" style:family="text">
      <style:text-properties fo:font-size="12pt" fo:font-weight="normal" officeooo:rsid="021880d3" style:font-size-asian="12pt" style:font-weight-asian="normal" style:font-size-complex="12pt" style:font-weight-complex="normal"/>
    </style:style>
    <style:style style:name="T429" style:family="text">
      <style:text-properties fo:font-size="12pt" fo:font-weight="normal" officeooo:rsid="0221315d" style:font-size-asian="12pt" style:font-weight-asian="normal" style:font-size-complex="12pt" style:font-weight-complex="normal"/>
    </style:style>
    <style:style style:name="T430" style:family="text">
      <style:text-properties fo:font-size="12pt" fo:font-weight="normal" officeooo:rsid="022260a5" style:font-size-asian="12pt" style:font-weight-asian="normal" style:font-size-complex="12pt" style:font-weight-complex="normal"/>
    </style:style>
    <style:style style:name="T431" style:family="text">
      <style:text-properties fo:font-size="12pt" fo:font-weight="normal" officeooo:rsid="02240348" style:font-size-asian="12pt" style:font-weight-asian="normal" style:font-size-complex="12pt" style:font-weight-complex="normal"/>
    </style:style>
    <style:style style:name="T432" style:family="text">
      <style:text-properties fo:font-size="12pt" fo:font-weight="normal" officeooo:rsid="0224817a" style:font-size-asian="12pt" style:font-weight-asian="normal" style:font-size-complex="12pt" style:font-weight-complex="normal"/>
    </style:style>
    <style:style style:name="T433" style:family="text">
      <style:text-properties fo:font-size="12pt" fo:font-weight="normal" officeooo:rsid="0226fe14" style:font-size-asian="12pt" style:font-weight-asian="normal" style:font-size-complex="12pt" style:font-weight-complex="normal"/>
    </style:style>
    <style:style style:name="T434" style:family="text">
      <style:text-properties fo:font-size="12pt" fo:font-weight="normal" officeooo:rsid="022dd62e" style:font-size-asian="12pt" style:font-weight-asian="normal" style:font-size-complex="12pt" style:font-weight-complex="normal"/>
    </style:style>
    <style:style style:name="T435" style:family="text">
      <style:text-properties officeooo:rsid="0036ed8b"/>
    </style:style>
    <style:style style:name="T436" style:family="text">
      <style:text-properties officeooo:rsid="0043308d"/>
    </style:style>
    <style:style style:name="T437" style:family="text">
      <style:text-properties officeooo:rsid="008229d0"/>
    </style:style>
    <style:style style:name="T438" style:family="text">
      <style:text-properties officeooo:rsid="008ec50e"/>
    </style:style>
    <style:style style:name="T439" style:family="text">
      <style:text-properties officeooo:rsid="0095ff39"/>
    </style:style>
    <style:style style:name="T440" style:family="text">
      <style:text-properties officeooo:rsid="0099cd4e"/>
    </style:style>
    <style:style style:name="T441" style:family="text">
      <style:text-properties officeooo:rsid="0099def0"/>
    </style:style>
    <style:style style:name="T442" style:family="text">
      <style:text-properties officeooo:rsid="009b5842"/>
    </style:style>
    <style:style style:name="T443" style:family="text">
      <style:text-properties officeooo:rsid="00b88804"/>
    </style:style>
    <style:style style:name="T444" style:family="text">
      <style:text-properties officeooo:rsid="00bb68a3"/>
    </style:style>
    <style:style style:name="T445" style:family="text">
      <style:text-properties officeooo:rsid="00bd4910"/>
    </style:style>
    <style:style style:name="T446" style:family="text">
      <style:text-properties officeooo:rsid="00c8b912"/>
    </style:style>
    <style:style style:name="T447" style:family="text">
      <style:text-properties officeooo:rsid="00ca1705"/>
    </style:style>
    <style:style style:name="T448" style:family="text">
      <style:text-properties officeooo:rsid="00d2323d"/>
    </style:style>
    <style:style style:name="T449" style:family="text">
      <style:text-properties officeooo:rsid="00d9dc5b"/>
    </style:style>
    <style:style style:name="T450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1" style:family="text">
      <style:text-properties officeooo:rsid="011012b8"/>
    </style:style>
    <style:style style:name="T452" style:family="text">
      <style:text-properties officeooo:rsid="013a311f"/>
    </style:style>
    <style:style style:name="T453" style:family="text">
      <style:text-properties officeooo:rsid="015d0d95"/>
    </style:style>
    <style:style style:name="T454" style:family="text">
      <style:text-properties officeooo:rsid="016e9078"/>
    </style:style>
    <style:style style:name="T455" style:family="text">
      <style:text-properties officeooo:rsid="0192cf0b"/>
    </style:style>
    <style:style style:name="T456" style:family="text">
      <style:text-properties officeooo:rsid="0193e440"/>
    </style:style>
    <style:style style:name="T457" style:family="text">
      <style:text-properties officeooo:rsid="0198f12b"/>
    </style:style>
    <style:style style:name="T458" style:family="text">
      <style:text-properties officeooo:rsid="01bd0e66"/>
    </style:style>
    <style:style style:name="T459" style:family="text">
      <style:text-properties officeooo:rsid="01be099f"/>
    </style:style>
    <style:style style:name="T460" style:family="text">
      <style:text-properties officeooo:rsid="01bef552"/>
    </style:style>
    <style:style style:name="T461" style:family="text">
      <style:text-properties officeooo:rsid="01bf4059"/>
    </style:style>
    <style:style style:name="T462" style:family="text">
      <style:text-properties officeooo:rsid="01bffea3"/>
    </style:style>
    <style:style style:name="T463" style:family="text">
      <style:text-properties officeooo:rsid="01c52103"/>
    </style:style>
    <style:style style:name="T464" style:family="text">
      <style:text-properties officeooo:rsid="01c5c1da"/>
    </style:style>
    <style:style style:name="T465" style:family="text">
      <style:text-properties officeooo:rsid="01c754ca"/>
    </style:style>
    <style:style style:name="T466" style:family="text">
      <style:text-properties officeooo:rsid="01c8e31d"/>
    </style:style>
    <style:style style:name="T467" style:family="text">
      <style:text-properties officeooo:rsid="01ca164b"/>
    </style:style>
    <style:style style:name="T468" style:family="text">
      <style:text-properties officeooo:rsid="01cc0653"/>
    </style:style>
    <style:style style:name="T469" style:family="text">
      <style:text-properties officeooo:rsid="01dfff84"/>
    </style:style>
    <style:style style:name="T470" style:family="text">
      <style:text-properties officeooo:rsid="01e2894a"/>
    </style:style>
    <style:style style:name="T471" style:family="text">
      <style:text-properties officeooo:rsid="01e34d77"/>
    </style:style>
    <style:style style:name="T472" style:family="text">
      <style:text-properties officeooo:rsid="01e71d1a"/>
    </style:style>
    <style:style style:name="T473" style:family="text">
      <style:text-properties officeooo:rsid="01e891ad"/>
    </style:style>
    <style:style style:name="T474" style:family="text">
      <style:text-properties officeooo:rsid="021e422a"/>
    </style:style>
    <style:style style:name="T475" style:family="text">
      <style:text-properties officeooo:rsid="021fea2a"/>
    </style:style>
    <style:style style:name="T476" style:family="text">
      <style:text-properties officeooo:rsid="0246abaf"/>
    </style:style>
    <style:style style:name="T477" style:family="text">
      <style:text-properties officeooo:rsid="0249f4a2"/>
    </style:style>
    <style:style style:name="T478" style:family="text">
      <style:text-properties officeooo:rsid="0249f551"/>
    </style:style>
    <style:style style:name="T479" style:family="text">
      <style:text-properties officeooo:rsid="024e8560"/>
    </style:style>
    <style:style style:name="T480" style:family="text">
      <style:text-properties officeooo:rsid="025e7e19"/>
    </style:style>
    <style:style style:name="T481" style:family="text">
      <style:text-properties officeooo:rsid="0260416a"/>
    </style:style>
    <style:style style:name="T482" style:family="text">
      <style:text-properties officeooo:rsid="026236cc"/>
    </style:style>
    <style:style style:name="T483" style:family="text">
      <style:text-properties officeooo:rsid="026606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36">Rozdział I</text:p>
      <text:p text:style-name="P136"/>
      <text:p text:style-name="P4"><text:span text:style-name="T439"><text:tab/>- Zbliża się</text:span> chwila, na którą z reszt<text:span text:style-name="T2">ą</text:span> załogi czekamy od niemal pięciu miesięcy - <text:span text:style-name="T483">roz</text:span>myślał Mark <text:span text:style-name="T458">Winkler. Wyglądał</text:span> przez iluminator, <text:span text:style-name="T459">patrząc</text:span> w hipnotyczną, r<text:span text:style-name="T448">dzawą </text:span>tarczę planety, częściowo spowitej mrokiem. <text:span text:style-name="T458">Zastygł w tej pozycji na dłużej, nie mogąc oderwać wzroku od majestatycznego widoku, dla którego poświęcił swoje życie prywatne i karierę naukową fizyka.</text:span></text:p>
      <text:p text:style-name="P8"><text:tab/>Statek znajdował się na orbicie <text:span text:style-name="T476">stacjonarnej</text:span>, <text:span text:style-name="T437">a on </text:span>wyraźnie dostrzegał <text:span text:style-name="T457">wynurzający się </text:span></text:p>
      <text:p text:style-name="P8"><text:span text:style-name="T457">z chmur</text:span> <text:span text:style-name="T457">wierzchołek</text:span>, <text:span text:style-name="T437">będącego</text:span> celem lądowania i całej wyprawy <text:span text:style-name="T457">O</text:span>lympus Mons. <text:span text:style-name="T459">Olbrzymi wygasły wulkan, najpotężniejszy szczyt Układu Słonecznego, przypominał zasychający, blady wrzód, wzbudzający trwogę pomieszaną z uczuciem zachwytu nad jego kształtem i rozmiarami.</text:span></text:p>
      <text:p text:style-name="P5">- <text:span text:style-name="T439">N</text:span>ie mogę uwierzyć, że <text:span text:style-name="T439">za kilka godzin znajdę się na Marsie</text:span> - wymamrotał do siebie.</text:p>
      <text:p text:style-name="P7"><text:tab/>Mimo iż obecna misja była już szóstą ekspedycją załogową na tę planetę, dwie z nich zakończyły się katastrof<text:span text:style-name="T480">ą</text:span>, przez co Mars nadal wywoływał wielkie emocje w społeczeństwie, politykach i astronautach; <text:span text:style-name="T477">wciąż był to odległy, tajemniczy i niezwykle kuszący świat.</text:span></text:p>
      <text:p text:style-name="P8"><text:tab/>Błędy konstrukcyjne przy budowie rakiety użytej w pierwszej misji oraz nieodpowiednie zabezpieczenia habitatów przed promieniowaniem <text:span text:style-name="T449">słonecznym</text:span>, także w czasie trwania misji drugiej, doprowadziły do śmierci załóg, przez co NASA poważnie rozważała zamrożenie programu „<text:span text:style-name="T437">Mars Terraforming Project”</text:span> na co najmniej <text:span text:style-name="T481">pięć</text:span> lat. Jednak wyprawa nr 4 była już mocno zaawansowana w czasie i dużo lepiej pomyślana, finalnie udało się ją zrealizować bez <text:span text:style-name="T470">istotniejszych</text:span> problemów. <text:span text:style-name="T438">Media odtrąbiły ogromny sukces, politycy grzali się w jego cieple. </text:span>Trzeba tu <text:span text:style-name="T438">jednak</text:span> dodać, że duży wpływ na końcow<text:span text:style-name="T438">e powodzenie</text:span> miał fakt, że NASA, przy realizacji tego projektu, udało się wreszcie porozumieć z prywat<text:span text:style-name="T481">n</text:span>ą firmą Sprace<text:span text:style-name="T452">y</text:span>, która była już wtedy w posiadaniu kilku rozwiązań technicznych, znacz<text:span text:style-name="T10">ąco</text:span> podnoszących sprawność silników.</text:p>
      <text:p text:style-name="P10"><text:tab/>Podniecenie pomieszane z niepokojem <text:span text:style-name="T481">- </text:span>nie pozwalały mu zasnąć; przetarł dłońmi zmęczoną twarz.<text:span text:style-name="T461"> </text:span><text:s/><text:span text:style-name="T460">R</text:span>ozciągnął się na materacu umieszczonym we wnęce <text:span text:style-name="T2">ś</text:span>ciany tej niewielkiej kajuty, która dawała mu namiastkę prywatności przez minione miesiące. <text:s/><text:span text:style-name="T461">Nie zapiął siatki ochronnej, znajdującej się nad legowiskiem, która przydawała się na wypadek problemów </text:span></text:p>
      <text:p text:style-name="P10"><text:span text:style-name="T461">z grawitacją.</text:span></text:p>
      <text:p text:style-name="P6"><text:tab/>Ostatnimi myślami, nim zm<text:span text:style-name="T2">óg</text:span>ł go sen, sięgnął do kobiety, którą wciąż miał w sercu. </text:p>
      <text:p text:style-name="P9">W rzeczywistości jego serce było dość pojemne i w zależności od dnia czy nastroju mogła mu przyjść do głowy jedna z trzech czy czterech dziewczyn, które darzył sentymentem. Był trudnym, bardzo wymagającym mężczyzną. I mimo że kobiety lubiły jego towarzyst<text:span text:style-name="T2">w</text:span>o, przy bliższej relacji mocno tracił i szybko kończył <text:span text:style-name="T454">sam</text:span>, a jedyne, <text:span text:style-name="T478">co</text:span> wtedy akc<text:span text:style-name="T2">e</text:span>ptował <text:span text:style-name="T478">w swoim otoczeniu</text:span>, to nieodłączne poczucie winy i straconej szansy. Porzucały go jedynie te, na których mu zależało, tylko im pokazywał, kim <text:span text:style-name="T451">naprawdę</text:span> jest i na efekt zwykle nie trzeba było długo czekać. Czasami dochodził do wniosku, że mógłby je przy sobie zatrzymać, okazując obojętnoś<text:span text:style-name="T10">ć.</text:span> <text:span text:style-name="T481">N</text:span>iestety, </text:p>
      <text:p text:style-name="P9">w bliskich relacjach nie panował nad swoimi emocjami.</text:p>
      <text:p text:style-name="P5"><text:tab/>Nie ma co ukrywać, że jego nieudane związki mocno przyczyniły się do tego, że <text:span text:style-name="T481">w wieku</text:span> <text:span text:style-name="T453">trzydziestu czterech</text:span> lat znalazł się właśnie w tym miejscu w towarzystwie trzech podobnych mu ludzi.</text:p>
      <text:p text:style-name="P5">Z załogi tylko <text:span text:style-name="T30">Tom </text:span>Clark, <text:span text:style-name="T446">będący</text:span> lekarzem i oficjalnym liderem zespołu, był w związku małżeńskim - żona i dwóch synów wyczekiwało jego powrotu w Los Angeles.</text:p>
      <text:p text:style-name="P5">Jednak z tego, co sam o sobie mówił, bez długich rozłąk jego małżeństwu brakowałoby impulsów intensywności, <text:span text:style-name="T474">gdy wracał.</text:span> <text:span text:style-name="T481">M</text:span>iał za sobą <text:span text:style-name="T475">prawie cztery</text:span> lata przebywania w przestrzeni kosmicznej na pomniejszych misjach, nim zakwalifikował się do obecnej wyprawy i ostatecznie został jej dowódcą, <text:span text:style-name="T7">a jednocześnie najstarszym uczestnikiem</text:span>. </text:p>
      <text:p text:style-name="P5"><text:tab/><text:span text:style-name="T30">Tom</text:span> już w czasie miesięcy szkoleń był wyso<text:span text:style-name="T482">ce</text:span> ceniony, tak przez instruktorów, jak <text:span text:style-name="T482">i </text:span>przez kolegów. Szczególne uznanie budziła jego odporność na stres i zdolności interpersonalne. </text:p>
      <text:p text:style-name="P5">Miał pozytywny wpływ na grupę oraz naturalną zdolność rozładowywania napięć, które zdarzały się między rekrutami.<text:span text:style-name="T461"> </text:span>Sam nigdy nie był stroną konfliktu, a powód tego zdawał się tkwić w tym, że nikt nie traktował go jako rywala i nie czuł potrzeby konkurowania z nim. <text:span text:style-name="T461">Od tamtej pory </text:span><text:soft-page-break/><text:span text:style-name="T461">przylgnęła do niego ksywka „Ojciec”, która opisywała jego opiekuńcze skłonności, ale też dojrzały wiek; w obecnej ekipie, przekornie nazywano go „Starym”, skoro mieli też w drużynie „Młodego”. </text:span>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6"><text:tab/><text:span text:style-name="T461">Naukowiec</text:span> ocknął się nagle. Miał wrażenie, że usłyszał jakiś nieo<text:span text:style-name="T436">k</text:span>reślony, stłumiony dźwięk <text:span text:style-name="T461">za ścianą</text:span>. Otworzył ciężkie powieki; sufit pokryty farbą elektroluminescencyjną już pojaśniał imitując wschód słońca i zwiastując rozpoczęcie kolejnego dnia służby. Rozwiązanie </text:p>
      <text:p text:style-name="P6">z automatycznym oświetleniem pomagało <text:span text:style-name="T1">zachować</text:span> naturalny, <text:span text:style-name="T1">dobowy</text:span> rytm aktywności <text:span text:style-name="T447">personelu</text:span>, a także utrzymywało ich w lepszej formie psychofizycznej, <text:span text:style-name="T1">co zostało już potwierdzone, długotrwałymi badaniami jeszcze na ziemi. </text:span></text:p>
      <text:p text:style-name="P11"><text:tab/>Ponownie zamknął oczy, a jedyne co docierało do jego uszu, to miarowe, monotonne brzęczenie urządzeń podtrzymujących <text:s/>funkcje pokładowe. Dźwięki zlewały się w jednolity szum, będący <text:span text:style-name="T443">aktualnie</text:span> <text:span text:style-name="T461">nieodzowną</text:span> częścią jego <text:span text:style-name="T2">życia.</text:span></text:p>
      <text:p text:style-name="P12">- Burt, Mark, przyjdźcie natychmiast do kantyny – <text:span text:style-name="T444">r</text:span>ozległ<text:span text:style-name="T444">o</text:span> się z interkomu <text:span text:style-name="T444">wezwanie</text:span> <text:span text:style-name="T10">mechanika</text:span> Franka.</text:p>
      <text:p text:style-name="P12"><text:tab/>Było coś niepokojącego w jego <text:span text:style-name="T444">głosie</text:span>. </text:p>
      <text:p text:style-name="P12">- Coś jest nie tak – przeszło przez myśl <text:span text:style-name="T471">trzydziestoczterolatkowi</text:span>, <text:span text:style-name="T3">gdy stawał boso na podgrzewanym parkiecie, wyłożonym imitacją nieznanego mu drewna</text:span>. - Musiała przyjść <text:span text:style-name="T3"><text:s/></text:span>wiadomość z agencji <text:span text:style-name="T3">i lądowanie zostanie opóźnione.</text:span></text:p>
      <text:p text:style-name="P15"><text:tab/>Wskoczył w spodnie <text:span text:style-name="T462">wyjęte z przeźroczystej szafki przy łóżku</text:span>, <text:span text:style-name="T462">podniósł niedbale porzucone trampki i wsunął je na bose stopy. Wykonał kilka skłonów, by się porozciągać i porzucić resztkę niedokończonego snu zalegającego w głowie – Cóż za wspaniały początek dnia – wyrwała mu się </text:span></text:p>
      <text:p text:style-name="P15"><text:span text:style-name="T462">z ust złośliwość. P</text:span>rzyciskiem uruchomił rozsuwane drzwi i schyl<text:span text:style-name="T472">ony</text:span>, <text:span text:style-name="T472">energicznie</text:span> ruszył <text:span text:style-name="T4">klaustrofobicznym korytarzem, którego dwie ledowe pręgi, emitujące zimne światło na skrajach gumowanej podłogi, wiodły wprost do garażu. Parkowały tam quad </text:span></text:p>
      <text:p text:style-name="P14"><text:span text:style-name="T4">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span></text:p>
      <text:p text:style-name="P13"><text:tab/><text:span text:style-name="T5">Ledwo zjawił się w ładowni pokładu głównego, przez śluzę lądownika nr 2 wychyliła się postać Burta Krogman’a.</text:span></text:p>
      <text:p text:style-name="P16">- Co jest grane? – rzucił <text:span text:style-name="T463">Burt,</text:span> <text:span text:style-name="T463">lekko zestresowany osobliwym komunikatem z rana</text:span>.</text:p>
      <text:p text:style-name="P16">- Sam chciałbym wiedzieć – odpowiedział i spojrzał, czy za plecami Burta nie pojawi się postać <text:span text:style-name="T463">Starego</text:span>.</text:p>
      <text:p text:style-name="P16">- M<text:span text:style-name="T6">usi być </text:span>z <text:span text:style-name="T464">Młodym</text:span>, <text:span text:style-name="T6">inaczej też by go wołał </text:span>- Burt <text:span text:style-name="T8">wyprzedził pytanie.</text:span></text:p>
      <text:p text:style-name="P18"><text:tab/><text:span text:style-name="T445"> Stal dudniła pod ich krokami, gdy wspólnie przemierzali labirynt skrzyń, piętrzących się, aż po podwieszaną pod stropem suwnicę. Lwia część z nich, zawierała prowiant i części zamienne, niewielki ułamek był już pusty i zalegał w osobnej kolumnie.</text:span></text:p>
      <text:p text:style-name="P17"><text:tab/><text:span text:style-name="T7"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span></text:p>
      <text:p text:style-name="P17"><text:span text:style-name="T7"><text:tab/>Wezwani przez niego załoganci, weszli do pomieszczenia i natychmiast spostrzegli, że spod owocowej mrożonki przyciskanej przez Franka do lewego policzka, cieknie krew, która następnie kapie na stół i zieloną terakotową posadzkę bez spoin.</text:span></text:p>
      <text:p text:style-name="P19">- Co się stało? – wystrzelił emocjonalnie Burt i w dwóch susach znalazł się przy <text:span text:style-name="T465">mechaniku</text:span> <text:span text:style-name="T9">oglądając pociągłe skaleczenie na jego twarzy, która zdążyła już lekko spuchnąć.</text:span></text:p>
      <text:p text:style-name="P20">- Rzucił się na mnie! - krzyknął <text:span text:style-name="T465">Młody</text:span> i zasyczał z bólu.</text:p>
      <text:p text:style-name="P22"><text:soft-page-break/>- <text:span text:style-name="T30">Tom</text:span>? - zapytali jednocześnie, zdezorientowani Mark <text:span text:style-name="T465">z</text:span> Burt’<text:span text:style-name="T465">em</text:span>. - Jak do tego doszło, gdzie <text:span text:style-name="T11">on </text:span>jest? - dodał rozgorączkowany Burt chwytając się nerwowo za głowę, <text:span text:style-name="T469">kręcąc nią na boki</text:span></text:p>
      <text:p text:style-name="P22"><text:span text:style-name="T469">z niedowierzaniem</text:span>. <text:span text:style-name="T466">Młody nic nie powiedział, tylko wskazał drżącą ręką kierunek.</text:span></text:p>
      <text:p text:style-name="P22"><text:tab/>Rana nie wyglądała poważnie, ale samo zajście wydawało się być tak niedorzeczne, <text:span text:style-name="T479">że</text:span> wszyscy trzej sprawiali wrażenie skołowanych. <text:span text:style-name="T11">Wreszcie Mark Winkler pierwszy oprzytomniał </text:span></text:p>
      <text:p text:style-name="P22"><text:span text:style-name="T11">i skierował się ku ambulatorium po apteczkę i gdzie spodziewał się znaleźć Tom’a. Zauważył, iż najwyraźniej z tego samego kierunku przyszedł Frank, gdyż podłogę znaczyły ślady krwi. </text:span></text:p>
      <text:p text:style-name="P21"><text:tab/><text:span text:style-name="T440">Rozsuwane drzwi izby były związane stetoskopem, co tylko zwielokrotniło uczucie szoku jaki od dłuższej chwili nie opuszczał Marka. </text:span></text:p>
      <text:p text:style-name="P21"><text:span text:style-name="T12">- Co tu się do cholery dzieje?! – wyartykułował z wzbierającą w nim frustracją.</text:span></text:p>
      <text:p text:style-name="P22"><text:span text:style-name="T12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span></text:p>
      <text:p text:style-name="P21"><text:span text:style-name="T12">- Jest w środku – wskazał Mark.</text:span></text:p>
      <text:p text:style-name="P23">- Tak. <text:span text:style-name="T13">On mówi, że Clark postradał zmysły – Krogman klepnął w ramię Młodego.</text:span></text:p>
      <text:p text:style-name="P24">- Zaatakował mnie, sami zobaczcie w jakim jest stanie – zareplikował Frank z grymasem bólu na twarzy i podszedł do drzwi, <text:span text:style-name="T442">aby osobiście</text:span> się upewnić, że to wszystko nie jest jedynie grą jego wyobraźni.</text:p>
      <text:p text:style-name="P24"><text:tab/><text:span text:style-name="T467">Ewidentnie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zone tępym spojrzeniem w nicość. Ciszę jaka zapadła w trakcie, gdy wszyscy trzej przyglądali się bezsilnie temu zjawisku przerwał Burt Krogman.</text:span></text:p>
      <text:p text:style-name="P25">- <text:span text:style-name="T31">Tom</text:span>! Co jest, chłopie? - <text:span text:style-name="T31">Tom Clark</text:span> był ostatnią osobą, po której można by się spodziewać takiego zachowania. Burt nie odpuszczał – Słysz<text:span text:style-name="T31">ysz</text:span> mnie? <text:span text:style-name="T473">Stary</text:span>, nie wygłupiaj się – zaczął rozplątywać <text:span text:style-name="T15">stetoskop, by dostać się do środka.</text:span></text:p>
      <text:p text:style-name="P26">- Przestań – powstrzymał go Mark.</text:p>
      <text:p text:style-name="P27">- On ma rację – przytaknął <text:span text:style-name="T468">pokładowy mechanik</text:span> i odciągnął <text:span text:style-name="T467">wzburzonego Burta</text:span> <text:span text:style-name="T441">na bok</text:span>. - Musimy się skontaktować z dowództwem, opisać co się stało i prosić o <text:span text:style-name="T467">pomoc</text:span>. Nie pogarszajmy sytuacji.</text:p>
      <text:p text:style-name="P27"><text:tab/><text:span text:style-name="T473">Ojciec</text:span> pozostał tak, jak stał. Reszta załogi udała się do kantyny, gdzie Frank spisał relację </text:p>
      <text:p text:style-name="P27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8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9"><text:span text:style-name="T16"><text:s/><text:tab/></text:span></text:p>
      <text:p text:style-name="P30"><text:tab/><text:span text:style-name="T18">JSC Houston 09 23 2035r.</text:span></text:p>
      <text:p text:style-name="P32"><text:span text:style-name="T17">Czas pokładowy 5:</text:span><text:span text:style-name="T21">24</text:span></text:p>
      <text:p text:style-name="P32"><text:span text:style-name="T17"/></text:p>
      <text:p text:style-name="P34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34"><text:span text:style-name="T17"/></text:p>
      <text:p text:style-name="P34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7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</text:span></text:p>
      <text:p text:style-name="P37"><text:span text:style-name="T17">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</text:span><text:span text:style-name="T28">liczymy</text:span><text:span text:style-name="T20"> na </text:span><text:span text:style-name="T28">zalecenia</text:span><text:span text:style-name="T20"> co robić. </text:span></text:p>
      <text:p text:style-name="P36"><text:soft-page-break/><text:span text:style-name="T20"><text:tab/></text:span><text:span text:style-name="T29">Przejrzeliśmy</text:span><text:span text:style-name="T20">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</text:span><text:span text:style-name="T29">Dajcie znać jak postępować.</text:span></text:p>
      <text:p text:style-name="P38">Notatkę sporządził i świadkiem wydarzeń był Frank Drebin „</text:p>
      <text:p text:style-name="P39"/>
      <text:p text:style-name="P40">Wiadomość została przyjęta, trwa rozpatrywanie, spodziewany czas nadejścia odpowiedzi 5:4<text:span text:style-name="T435">9</text:span> czasu pokładowego.<text:tab/></text:p>
      <text:p text:style-name="P41">Wiadomość odebrała Layla Clyde</text:p>
      <text:p text:style-name="P42"/>
      <text:p text:style-name="P43"><text:span text:style-name="T32">- Hall, sprzątnij ten bałagan – Burt wywołał robota sprzątającego, zadokowanego w wąskiej szparze pod jedną z szafek, gdzie ładował baterie i uzupełniał niezbędne płyny. </text:span><text:span text:style-name="T46">Niewielki d</text:span><text:span text:style-name="T44">roid</text:span><text:span text:style-name="T33"> </text:span><text:span text:style-name="T46">o kształtach leżącego koła, </text:span><text:span text:style-name="T33">posłusznie wysunął się z</text:span><text:span text:style-name="T36">e</text:span><text:span text:style-name="T33"> swej nory, </text:span><text:span text:style-name="T46">mrugając przy okazji kilkoma kontrolkami, umieszczonymi w wierzchniej części obudowy.</text:span><text:span text:style-name="T33"> </text:span><text:span text:style-name="T46">P</text:span><text:span text:style-name="T33">otrzebował tylko chwili, by zorientować się</text:span></text:p>
      <text:p text:style-name="P43"><text:span text:style-name="T33">w sytuacji, po czym przystąpił do zmywania </text:span><text:span text:style-name="T45">regularnie okrągłych</text:span><text:span text:style-name="T33"> plam z podłogi. Z wielką gracją poruszał się między </text:span><text:span text:style-name="T41">krzesłami</text:span><text:span text:style-name="T33"> i jeśli było to potrzebne przesuwał je delikatnie, lecz jeśli poczuł zbyt duży opór, zatrzymywał się i z wielką powagą wypowiadał słowo „przepraszam”, zawsze dodając imię adresata swych przeprosin.</text:span></text:p>
      <text:p text:style-name="P44"><text:span text:style-name="T32">- Przepraszam Mark – Mark uniósł się nieznacznie nad krzesło, które zostało </text:span><text:span text:style-name="T42">w mig</text:span><text:span text:style-name="T32"> przesunięte, posadzka wyczyszczona, </text:span><text:span text:style-name="T34">a</text:span><text:span text:style-name="T32"> Hall czmychnął w poszukiwaniu </text:span><text:span text:style-name="T43">dalszych</text:span><text:span text:style-name="T32"> zanieczyszczeń.</text:span></text:p>
      <text:p text:style-name="P44"><text:span text:style-name="T32">Komizmu sytuacji dodawał fakt, </text:span><text:span text:style-name="T38">iż</text:span><text:span text:style-name="T32"> Burt z Tomem, jeszcze na ziemi testowali Hall’a i poza znamiennym imieniem </text:span><text:span text:style-name="T34">nadali mu również głos </text:span><text:span text:style-name="T38">pamiętnego</text:span><text:span text:style-name="T34"> Hall’a 9000. Frank nikomu się do tego nie przyznał, lecz przeszły go ciarki, gdy Hall na prośbę pozostałych zaśpiewał pierwszy raz „Daisy”. </text:span></text:p>
      <text:p text:style-name="P45"><text:span text:style-name="T34">- </text:span><text:span text:style-name="T32">Hall, znasz jakiś nowy żart? - Mark obrócił się w stronę robota podążającego do drzwi wychodzących na ambulatorium.</text:span></text:p>
      <text:p text:style-name="P45"><text:span text:style-name="T32">- </text:span><text:span text:style-name="T40">Przykro mi</text:span><text:span text:style-name="T32">, moja ostatnia aktualizacja odbyła się 4 doby, 15 godzin i 2</text:span><text:span text:style-name="T38">7</text:span><text:span text:style-name="T32">, 2</text:span><text:span text:style-name="T38">8</text:span><text:span text:style-name="T32">, </text:span><text:span text:style-name="T37">2</text:span><text:span text:style-name="T38">9</text:span><text:span text:style-name="T32">…</text:span></text:p>
      <text:p text:style-name="P45"><text:span text:style-name="T32">- Dość! - Roześmiał się </text:span><text:span text:style-name="T38">gromko</text:span><text:span text:style-name="T32"> </text:span><text:span text:style-name="T44">Krogman</text:span><text:span text:style-name="T32">.</text:span></text:p>
      <text:p text:style-name="P45"><text:span text:style-name="T32">- … 32 sekundy temu i nie mam nic nowego do zaprezentowania – niewzruszonym, acz grzecznym głosem dokończył jak zwykle precyzyjny </text:span><text:span text:style-name="T44">robot</text:span><text:span text:style-name="T32">.</text:span></text:p>
      <text:p text:style-name="P45"><text:span text:style-name="T32">- Zdaje się, że nie słyszałem </text:span><text:span text:style-name="T39">t</text:span><text:span text:style-name="T32">wojego ostatniego żartu Hall –</text:span><text:span text:style-name="T35"> ponowił prośbę </text:span><text:span text:style-name="T44">Winkler</text:span><text:span text:style-name="T35">.</text:span></text:p>
      <text:p text:style-name="P1"><text:span text:style-name="T35">- </text:span><text:span text:style-name="T47">Rok 2055. Pasażerska rakieta startuje z Ziemi na Marsa i po chwili jest już w przestrzeni kosmicznej. Z głośnika słychać głos:</text:span><text:span text:style-name="T56"><text:line-break/></text:span><text:span text:style-name="T47">- Szanowni państwo, witamy na pokładzie naszego wahadłowca. Lot jest w pełni automatyczny</text:span></text:p>
      <text:p text:style-name="P1"><text:span text:style-name="T47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56"> i </text:span><text:span text:style-name="T71">ko</text:span><text:span text:style-name="T56">… .</text:span></text:p>
      <text:p text:style-name="P46"><text:span text:style-name="T55">- </text:span><text:span text:style-name="T57">Jednak słyszałem</text:span><text:span text:style-name="T55"> – </text:span><text:span text:style-name="T257">bez entuzjazmu</text:span><text:span text:style-name="T256"> </text:span><text:span text:style-name="T55">pokiwał głową Mark.</text:span></text:p>
      <text:p text:style-name="P46"><text:span text:style-name="T55">- Ja nie, i potwierdzam, że za pierwszym razem też nie jest szczególnie śmieszny – </text:span><text:span text:style-name="T257">Młody</text:span><text:span text:style-name="T55"> zrobił kwaśną minę i wszyscy </text:span><text:span text:style-name="T71">parsknęli śmiechem</text:span><text:span text:style-name="T55">, a </text:span><text:span text:style-name="T258">robot</text:span><text:span text:style-name="T55"> jakby ze wstydu </text:span><text:span text:style-name="T57">wywołanego zawodem jaki sprawił, zahałasował małymi kółkami i oddalił się </text:span><text:span text:style-name="T76">przez automatycznie otwarte </text:span><text:span text:style-name="T85">przejście</text:span><text:span text:style-name="T74">.</text:span></text:p>
      <text:p text:style-name="P46"><text:span text:style-name="T57"><text:tab/>Burt wstał od stołu i kolejny raz udał się sprawdzić co </text:span><text:span text:style-name="T58">z Tomem. Zastał Tom’a i Hall’a stojących naprzeciw siebie po przeciwnych stronach drzwi w podobnym stanie zawieszenia. </text:span><text:span text:style-name="T76">Skrzydła drzwi</text:span><text:span text:style-name="T58"> w stałym rytmie </text:span><text:span text:style-name="T75">uruchamiane impulsem radiowym z nadajnika Hall’a</text:span><text:span text:style-name="T58"> próbowały się otworzyć, lecz związane klamki powodowały </text:span><text:span text:style-name="T65">raz po raz </text:span><text:span text:style-name="T58">przymknięcie i po chwili kolejną próbę ich otwarcia. </text:span></text:p>
      <text:p text:style-name="P47"><text:span text:style-name="T55">- Świetna robota Hall, wystarczy, wracaj do siebie – </text:span><text:span text:style-name="T258">droid</text:span><text:span text:style-name="T55"> wystrzelił z miejsca i </text:span><text:span text:style-name="T74">ledwo</text:span><text:span text:style-name="T55"> wyhamował przed zbyt wolno otwierającymi się </text:span><text:span text:style-name="T85">wrotami</text:span><text:span text:style-name="T55"> kantyny.</text:span></text:p>
      <text:p text:style-name="P49"><text:span text:style-name="T55"><text:tab/></text:span><text:span text:style-name="T258">Krogman</text:span><text:span text:style-name="T55"> obserwował to nietypowe zachowanie urządzenia </text:span><text:span text:style-name="T68">z</text:span><text:span text:style-name="T55"> podświadomą zazdroś</text:span><text:span text:style-name="T68">cią</text:span><text:span text:style-name="T55"> </text:span></text:p>
      <text:p text:style-name="P49"><text:span text:style-name="T68">o ubaw jaki mieli odpowiedzialni za Hall’a programiści. On sam jako młody chłopak pasjonował się informatyką, ze szczególnym uwzględnieniem właśnie programowania. Niestety jeszcze przed wyborem studiów poznał </text:span><text:span text:style-name="T69">o rok starszą</text:span><text:span text:style-name="T68"> </text:span><text:span text:style-name="T69">Maggy, która zachęciła go do wspólnego wybrania geologii </text:span><text:soft-page-break/><text:span text:style-name="T69">na Uniwersytecie Chicagowskim. Na początku drugiego roku studi</text:span><text:span text:style-name="T70">ów rzuciła go dla kolegi z grupy i tydzień później wraz z tamtym </text:span><text:span text:style-name="T71">opuściła</text:span><text:span text:style-name="T70"> uczelnię. Dziewczyna próbowała nawiązać z nim kontakt kilka miesięcy p</text:span><text:span text:style-name="T258">o tym</text:span><text:span text:style-name="T70">, lecz on był w niej zbyt mocno zakochany i zarazem dumny, by </text:span><text:span text:style-name="T258">potrafić</text:span><text:span text:style-name="T70"> </text:span><text:span text:style-name="T71">jej</text:span><text:span text:style-name="T70"> wybaczyć. </text:span><text:span text:style-name="T258">On</text:span><text:span text:style-name="T70"> po kilku latach doktoryzował się z geologii Marsa, a Meggy pozostała jego naj</text:span><text:span text:style-name="T268">boleśniejszym </text:span><text:span text:style-name="T70">zawodem.</text:span></text:p>
      <text:p text:style-name="P47"><text:span text:style-name="T55"><text:tab/>Niestety, stan </text:span><text:span text:style-name="T258">pokładowego lekarza</text:span><text:span text:style-name="T55"> nie poprawiał się, </text:span><text:span text:style-name="T86">wręcz</text:span><text:span text:style-name="T55"> z każdą chwilą zdawał się nawet pogarszać, na jego </text:span><text:span text:style-name="T259">bladej </text:span><text:span text:style-name="T55">twarzy </text:span><text:span text:style-name="T65">uwidocznił</text:span><text:span text:style-name="T55"> się wyraźny, nieprzyjemny grymas, </text:span><text:span text:style-name="T332">a</text:span><text:span text:style-name="T259"> sylwetka nabrała na pewien sposób upiornej formy.</text:span></text:p>
      <text:p text:style-name="P47"><text:span text:style-name="T55">- Co się z tobą dzieje, Tom. Ja chyba śnię – pomyślał w duchu </text:span><text:span text:style-name="T259">zrezygnowany geolog</text:span><text:span text:style-name="T55"> i wrócił do kantyny, gdzie właśnie </text:span><text:span text:style-name="T67">otwierano</text:span><text:span text:style-name="T55"> tak wyczekiwan</text:span><text:span text:style-name="T67">ą</text:span><text:span text:style-name="T55"> wiadomość z Ziemi.</text:span></text:p>
      <text:p text:style-name="P48"><text:span text:style-name="T55"><text:tab/></text:span></text:p>
      <text:p text:style-name="P31"><text:span text:style-name="T18">JSC Houston 09 23 2035r.</text:span></text:p>
      <text:p text:style-name="P33"><text:span text:style-name="T347">Czas pokładowy 5:</text:span><text:span text:style-name="T348">38</text:span></text:p>
      <text:p text:style-name="P33"><text:span text:style-name="T348"/></text:p>
      <text:p text:style-name="P35"><text:span text:style-name="T348"><text:tab/>Wstrzymajcie się z jakimikolwiek akcjami i pod żadnym pozorem nie wchodźcie do ambulatorium. </text:span><text:span text:style-name="T349">Czekajcie na wytyczne. Prowadzimy </text:span><text:span text:style-name="T351">narady</text:span><text:span text:style-name="T349"> ze specjalistami.</text:span></text:p>
      <text:p text:style-name="P33"><text:span text:style-name="T349"><text:tab/>Dyrektor Wykonawczy Ron</text:span><text:span text:style-name="T350">ald</text:span><text:span text:style-name="T349"> Walker</text:span></text:p>
      <text:p text:style-name="P35"><text:span text:style-name="T349"/></text:p>
      <text:p text:style-name="P51"><text:span text:style-name="T353">B</text:span><text:span text:style-name="T352">urt zasiadł bez słowa do </text:span><text:span text:style-name="T415">jednego z laptopów </text:span><text:span text:style-name="T416">przy</text:span><text:span text:style-name="T415"> stanowisku z boku kantyny</text:span><text:span text:style-name="T352"> i odłączył drzwi </text:span><text:span text:style-name="T397">sali medycznej</text:span><text:span text:style-name="T352"> od systemu. W tym samym czasie </text:span><text:span text:style-name="T423">mechanik</text:span><text:span text:style-name="T416"> </text:span><text:span text:style-name="T420">odstawił plastikowy kubek, z którego</text:span><text:span text:style-name="T352"> wziął ostatni łyk </text:span><text:span text:style-name="T420">wody i wrzucił </text:span><text:span text:style-name="T423">foliowe</text:span><text:span text:style-name="T420"> opakowanie</text:span><text:span text:style-name="T419"> </text:span><text:span text:style-name="T420">po </text:span><text:span text:style-name="T422">równie </text:span><text:span text:style-name="T423">foliowym</text:span><text:span text:style-name="T422"> w smaku</text:span><text:span text:style-name="T420"> risotto, </text:span><text:span text:style-name="T423">d</text:span><text:span text:style-name="T420">o zgniatarki</text:span><text:span text:style-name="T418">. W</text:span><text:span text:style-name="T352">ychodząc z pomieszczenia rzucił tylko – Idę się przebrać – </text:span><text:span text:style-name="T414">ciągle</text:span><text:span text:style-name="T352"> był w pid</text:span><text:span text:style-name="T354">ż</text:span><text:span text:style-name="T352">amie.</text:span></text:p>
      <text:p text:style-name="P50"><text:span text:style-name="T352">- Co myślisz? - zagadnął ściszonym głosem Mark, gdy </text:span><text:span text:style-name="T420">przejście się zasunęło</text:span><text:span text:style-name="T352">.</text:span></text:p>
      <text:p text:style-name="P50"><text:span text:style-name="T352">- To jakaś matnia. Najgorsza rzecz, jaka mogła się </text:span><text:span text:style-name="T416">nam</text:span><text:span text:style-name="T352"> zdarzyć, do tego w newralgicznym momencie. Mam nadzieję, że </text:span><text:span text:style-name="T393">c</text:span><text:span text:style-name="T352">i tam – </text:span><text:span text:style-name="T413">pokazał</text:span><text:span text:style-name="T352"> ręką na ekran laptopa – coś wymyślą.</text:span></text:p>
      <text:p text:style-name="P52"><text:span text:style-name="T352">- Nie wyobrażam sobie co zrobimy, jeśli nie poskładają </text:span><text:span text:style-name="T416">Starego</text:span><text:span text:style-name="T352"> na powrót w jedną całość. - </text:span><text:span text:style-name="T421">od</text:span><text:span text:style-name="T393">rzekł</text:span></text:p>
      <text:p text:style-name="P52"><text:span text:style-name="T393">z obawą </text:span><text:span text:style-name="T352">Mark.</text:span></text:p>
      <text:p text:style-name="P53"><text:span text:style-name="T352">- </text:span><text:span text:style-name="T358">Myślę</text:span><text:span text:style-name="T352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54"><text:span text:style-name="T352"><text:tab/>Oficjalnie kamery </text:span><text:span text:style-name="T357">powinny</text:span><text:span text:style-name="T352"> się znajdować jedynie w pomieszczeniach technicznych, nieoficjalnie miały być wszędzie, nawet w </text:span><text:span text:style-name="T357">socjalnych i</text:span><text:span text:style-name="T352"> „prywatnych”.</text:span></text:p>
      <text:p text:style-name="P53"><text:span text:style-name="T352">- Jeśli masz rację, to pobranie plików i weryfikacja zapisów zajmie </text:span><text:span text:style-name="T355">wieki</text:span><text:span text:style-name="T352"> – powątpiewał </text:span><text:span text:style-name="T416">Winkler</text:span><text:span text:style-name="T352">.</text:span></text:p>
      <text:p text:style-name="P53"><text:span text:style-name="T352"><text:tab/>Drzwi </text:span><text:span text:style-name="T354">z cichym elektrycznym szumem</text:span><text:span text:style-name="T352"> </text:span><text:span text:style-name="T356">ponow</text:span><text:span text:style-name="T416">n</text:span><text:span text:style-name="T356">ie się </text:span><text:span text:style-name="T391">rozsunęły</text:span><text:span text:style-name="T356"> </text:span><text:span text:style-name="T352">i wpadł przez nie zziajany </text:span><text:span text:style-name="T416">mechanik</text:span><text:span text:style-name="T352">. </text:span><text:span text:style-name="T397">Opatrunek założony przez Marka trzymał się już tylko na jednym plastrze.</text:span></text:p>
      <text:p text:style-name="P55"><text:span text:style-name="T352">- Nie uwierzycie – krzyknął </text:span><text:span text:style-name="T416">rozdygotanym głosem</text:span><text:span text:style-name="T352">, wciąż ubrany w pidżamę.</text:span></text:p>
      <text:p text:style-name="P55"><text:span text:style-name="T352"><text:tab/>Siedzący spojrzeli po sobie ze zdumieniem, malującym wielkie znaki zapytania na ich twarzach.</text:span></text:p>
      <text:p text:style-name="P55"><text:span text:style-name="T352">- </text:span><text:span text:style-name="T355">Mam zdemolowaną</text:span><text:span text:style-name="T352"> sypialnię! </text:span><text:span text:style-name="T393">-</text:span><text:span text:style-name="T352"> </text:span><text:span text:style-name="T393">w</text:span><text:span text:style-name="T352">ykrzyczał jeszcze głośniej, zapominając o bolącym policzku. </text:span><text:span text:style-name="T423">Tego dnia miał już dość niespodzianek.</text:span></text:p>
      <text:p text:style-name="P58"><text:span text:style-name="T352"/></text:p>
      <text:p text:style-name="P59"><text:span text:style-name="T352">*</text:span></text:p>
      <text:p text:style-name="P58"><text:span text:style-name="T352"/></text:p>
      <text:p text:style-name="P57"><text:span text:style-name="T352"><text:tab/></text:span><text:span text:style-name="T424">Dzięki </text:span><text:span text:style-name="T425">przeszkleniu</text:span><text:span text:style-name="T424"> mieszcząc</text:span><text:span text:style-name="T425">e</text:span><text:span text:style-name="T424">m się na wschodniej ścianie, sala konferencyjna, była już dobrze nasłoneczniona o tej porze dnia. </text:span><text:span text:style-name="T425">Zebrało</text:span><text:span text:style-name="T359"> się </text:span><text:span text:style-name="T425">tutaj</text:span><text:span text:style-name="T359"> kilka najważniejszych osób zaangażowanych w „Mars </text:span><text:span text:style-name="T404">T</text:span><text:span text:style-name="T359">erraforming </text:span><text:span text:style-name="T404">P</text:span><text:span text:style-name="T359">roject”, </text:span><text:span text:style-name="T360">wśród </text:span><text:span text:style-name="T425">obecnych</text:span><text:span text:style-name="T360"> wyczuwało się napięcie.</text:span><text:span text:style-name="T359"> Na ścianie, lekko powyżej centralnie </text:span><text:span text:style-name="T401">umiejscowionego</text:span><text:span text:style-name="T359"> obszernego</text:span><text:span text:style-name="T424"> </text:span><text:span text:style-name="T359">stołu, </text:span><text:span text:style-name="T424">którego grafitowy kolor doskonale korespondował z ciemną wykładziną podłogi,</text:span><text:span text:style-name="T359"> znajdował się ogromny </text:span><text:span text:style-name="T403">wyświetlacz panelowy</text:span><text:span text:style-name="T359"> </text:span><text:span text:style-name="T398">i</text:span><text:span text:style-name="T360"> patrzyły z niego twarze d</text:span><text:span text:style-name="T365">wojga</text:span><text:span text:style-name="T360"> konsultantów biorących zdalny udział w naradzie. </text:span><text:span text:style-name="T361">Rozmowy ucichły, gdy do </text:span><text:span text:style-name="T363">pomieszczenia </text:span><text:span text:style-name="T361">wszedł </text:span><text:span text:style-name="T363">bezceremonialnie</text:span><text:span text:style-name="T361"> szef JSC Houston Kurt Rumens. </text:span><text:span text:style-name="T362">Średniego wzrostu, </text:span><text:span text:style-name="T361">korpulentny</text:span><text:span text:style-name="T362"> m</text:span><text:span text:style-name="T361">ężczyzna </text:span><text:span text:style-name="T428">blisko</text:span><text:span text:style-name="T361"> </text:span><text:span text:style-name="T425">7</text:span><text:span text:style-name="T361">0-tki. </text:span><text:span text:style-name="T362">Nalana, lekko uśmiechnięta twarz</text:span><text:span text:style-name="T364"> </text:span><text:span text:style-name="T362">zdawała się mówić, że jest </text:span><text:span text:style-name="T364">on</text:span><text:span text:style-name="T362"> zadowolony z funkcji, </text:span><text:span text:style-name="T364">jaką</text:span><text:span text:style-name="T362"> pełni i z życia jakie wiedzie, </text:span><text:span text:style-name="T363">które </text:span><text:soft-page-break/><text:span text:style-name="T363">w praktyce ograniczało się właśnie do </text:span><text:span text:style-name="T364">pełnionej funkcji, czyli</text:span><text:span text:style-name="T363"> kierowania największym centrum lotów kosmicznych na ziemi.</text:span></text:p>
      <text:p text:style-name="P56"><text:span text:style-name="T363"><text:tab/></text:span><text:span text:style-name="T364">Kurt rozsiadł się w </text:span><text:span text:style-name="T371">wygodnym</text:span><text:span text:style-name="T364"> obrotowym fotelu stojącym w </text:span><text:span text:style-name="T388">eksponowanym</text:span><text:span text:style-name="T364"> miejscu przy stole, sytuując się frontalnie do ekranu. </text:span><text:span text:style-name="T417">Nieomal potrącił butelkę z wodą, gdy uruchamiał</text:span><text:span text:style-name="T364"> gestem dłoni, mikrofon wbudowany w blat, by przywitać się również z uczestnikami telekonferencji. </text:span></text:p>
      <text:p text:style-name="P60"><text:span text:style-name="T352">- Witam wszystkich, szczególnie panią d</text:span><text:span text:style-name="T365">okto</text:span><text:span text:style-name="T352">r </text:span><text:span text:style-name="T365">Barbarę Spark </text:span><text:span text:style-name="T352">i pana profesora </text:span><text:span text:style-name="T366">Igora Stavinsky’ego</text:span><text:span text:style-name="T352">, którzy byli tak uprzejmi, by dołączyć do nas o tak wczesnej porze – </text:span><text:span text:style-name="T365">jego głos był wiarygodnie życzliwy, a wymienieni z nazwiska odwzajemnili się uprzejmym skinieniem. - Państwa nie trzeba w tym gronie bliżej przedstawiać,</text:span><text:span text:style-name="T366"> – </text:span><text:span text:style-name="T393">r</text:span><text:span text:style-name="T366">zeczywiście, oboje byli </text:span><text:span text:style-name="T367">najwyższe</text:span><text:span text:style-name="T366">j klasy specjalistami psychiatrii klinicznej, mieli również swój wkład w badania </text:span><text:span text:style-name="T403">zachowań astronautów</text:span><text:span text:style-name="T366">. - przejdźmy więc do meritum naszego spotkania –</text:span><text:span text:style-name="T368"> </text:span><text:span text:style-name="T372">p</text:span><text:span text:style-name="T368">rzerwał, szukając odpowiedniego dokumentu w leżącym przed nim pliku papierów. - Jak państwu wiadomo, – </text:span><text:span text:style-name="T393">k</text:span><text:span text:style-name="T368">ontynu</text:span><text:span text:style-name="T369">o</text:span><text:span text:style-name="T368">wał już bardziej oficjalnym tonem, trzymając w ręku odpowiednią kartkę. - </text:span><text:span text:style-name="T370">o</text:span><text:span text:style-name="T368">trzymaliśmy około godziny </text:span><text:span text:style-name="T369">temu bardzo niepokojący raport o </text:span><text:span text:style-name="T370">incydencie</text:span><text:span text:style-name="T369"> na „Spectre”. Celem </text:span><text:span text:style-name="T408">konsultac</text:span><text:span text:style-name="T434">j</text:span><text:span text:style-name="T408">i</text:span><text:span text:style-name="T369"> jest sklasyfikowanie zaistniałego problemu oraz wybranie możliwie najlepszego rozwiązania, pozwalającego na kontynuowanie misji </text:span><text:span text:style-name="T370">zgodnie</text:span></text:p>
      <text:p text:style-name="P60"><text:span text:style-name="T370">z harmonogramem. Ron, </text:span><text:span text:style-name="T372">oddaję ci głos, </text:span><text:span text:style-name="T370">proszę podziel się z nami informacjami, jakie udało się wam pozyskać do tego </text:span><text:span text:style-name="T409">pory</text:span><text:span text:style-name="T370">.</text:span></text:p>
      <text:p text:style-name="P61"><text:span text:style-name="T370">- </text:span><text:span text:style-name="T352">Dziękuję dyrektorze – zwrócił się bez poufałości do przełożonego Ron</text:span><text:span text:style-name="T402">ald</text:span><text:span text:style-name="T352"> Walker, </text:span><text:span text:style-name="T374">wyjmując ręce</text:span></text:p>
      <text:p text:style-name="P64"><text:span text:style-name="T374">z kieszeni jeansów</text:span><text:span text:style-name="T352">. - O godzinie 4:53 doszło na „Spectre” do zajścia, między dowódcą Tom’em Clark’iem i inżynierem Frank’iem </text:span><text:span text:style-name="T373">Drebin’em. - </text:span><text:span text:style-name="T400">w</text:span><text:span text:style-name="T373">stał i podszedł do ściennego ekranu z dzielonym na prostokąty obrazem, gdzie poza obliczami psychiatrów pojawił się też </text:span><text:span text:style-name="T403">kadr</text:span><text:span text:style-name="T373"> przechwycony </text:span></text:p>
      <text:p text:style-name="P64"><text:span text:style-name="T373">z kamer na „Spectre”. - Jednak poprzedzające je wydarzenia są </text:span><text:span text:style-name="T374">równie alarmistyczne, a źródła ich wraz zespołem dopatrujemy się </text:span><text:span text:style-name="T375">w problemach ze snem, jakich w ostatnich dniach doświadczał Tom Clark - </text:span><text:span text:style-name="T393">c</text:span><text:span text:style-name="T375">iągnął wykład Ron i zerkał kątem oka na </text:span><text:span text:style-name="T390">wchodzącą do sali </text:span><text:span text:style-name="T375">asystentkę dyrektora </text:span><text:span text:style-name="T410">Sandrę</text:span><text:span text:style-name="T375">, </text:span></text:p>
      <text:p text:style-name="P61"><text:span text:style-name="T375">z którą miał od kilku miesięcy romans. </text:span><text:span text:style-name="T396">Zdążył ją poznać już całkiem „blisko”, ale mimo to, nie potrafił oderwać oczu od jej </text:span><text:span text:style-name="T399">długich, </text:span><text:span text:style-name="T426">ponętnych </text:span><text:span text:style-name="T396">nóg.</text:span></text:p>
      <text:p text:style-name="P62"><text:span text:style-name="T375"><text:tab/>Z analiz wideo </text:span><text:span text:style-name="T393">wynikało</text:span><text:span text:style-name="T375">, że Tom przez trzy ostatnie noce nie zmrużył oka, a z insomnią borykał się już od kilku tygodni. Nie </text:span><text:span text:style-name="T376">wspominał o swych problemach w obowiązkowych cotygodniowych raportach, </text:span><text:span text:style-name="T396">lecz</text:span><text:span text:style-name="T376"> w dokumentacji z przebiegu poprzednich jego misji były wzmianki o </text:span><text:span text:style-name="T411">pojawiającej</text:span><text:span text:style-name="T376"> się </text:span><text:span text:style-name="T411">u</text:span><text:span text:style-name="T376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394">po</text:span><text:span text:style-name="T376">pchnąć go do irracjonalnych działań. </text:span></text:p>
      <text:p text:style-name="P62"><text:span text:style-name="T376"><text:tab/>Ostatnie nagrania przed feralnym zdarzeniem były tak szokujące, że część dyskutantów </text:span><text:span text:style-name="T377">żądała utajnienia ich przed </text:span><text:span text:style-name="T405">obsadą</text:span><text:span text:style-name="T377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378">który astronauci musieli wdrożyć.</text:span></text:p>
      <text:p text:style-name="P68"><text:span text:style-name="T378"/></text:p>
      <text:p text:style-name="P68"><text:span text:style-name="T354">*</text:span></text:p>
      <text:p text:style-name="P68"><text:span text:style-name="T354"/></text:p>
      <text:p text:style-name="P65"><text:span text:style-name="T354"><text:tab/></text:span><text:span text:style-name="T386">Ponad</text:span><text:span text:style-name="T379">stumetrowy statek kosmiczny, wynurzał się w absolutnej ciszy z cienia </text:span><text:span text:style-name="T380">planety; <text:s/></text:span><text:span text:style-name="T432">widmowe</text:span><text:span text:style-name="T429"> szpony prześlizgnęły się </text:span><text:span text:style-name="T430">połyskliwie</text:span><text:span text:style-name="T429">, po </text:span><text:span text:style-name="T430">lodow</text:span><text:span text:style-name="T432">ate</text:span><text:span text:style-name="T430">j tafli kadłuba.</text:span><text:span text:style-name="T381"> </text:span><text:span text:style-name="T430">Dwie </text:span><text:span text:style-name="T432">niemierzalne</text:span><text:span text:style-name="T430"> siły, </text:span><text:span text:style-name="T432">zwarte</text:span><text:span text:style-name="T431"> </text:span><text:span text:style-name="T432">w </text:span><text:span text:style-name="T431">odwiecznym sporze</text:span><text:span text:style-name="T430">, </text:span><text:span text:style-name="T431">o </text:span><text:span text:style-name="T433">przebieg niewidzialnej granicy.</text:span></text:p>
      <text:p text:style-name="P65"><text:span text:style-name="T381"/></text:p>
      <text:p text:style-name="P67"><text:span text:style-name="T381"><text:tab/>Efekt lat pracy projektantów i dwuletniego wysiłku inżynierów, był pierwszym pojazdem międzyplanetarnym, który swoje życie rozpoczął nie na Ziemi, </text:span><text:span text:style-name="T382">lecz</text:span><text:span text:style-name="T381"> na jej orbicie. </text:span><text:span text:style-name="T382">Wszystkie moduły zostały ostatecznie połączone w przestrzeni kosmicznej. W rzeczywistości statek został </text:span></text:p>
      <text:p text:style-name="P67"><text:span text:style-name="T382">w dużej części poskładany na Ziemi, by uniknąć najpoważniejszych błędów, następnie poporcjowano go i wyniesiono do stacji kosmicznej, </text:span><text:span text:style-name="T386">gdzie </text:span><text:span text:style-name="T382">nabrał właściwego kształtu. „Spectre” miał już za sobą udaną </text:span><text:span text:style-name="T384">ekskursj</text:span><text:span text:style-name="T382">ę na Marsa, lecz przed obecną wyprawą przeszedł gruntowną </text:span><text:soft-page-break/><text:span text:style-name="T383">modernizację. Szczególną uwagę poświęcono lądownikom zadokowanym między głównymi silnikami, </text:span></text:p>
      <text:p text:style-name="P66"><text:span text:style-name="T383">a pokładem. Zostały one zastąpione zupełnie nowym </text:span><text:span text:style-name="T384">modelem</text:span><text:span text:style-name="T383">, choć tak jak poprzednie tworzyły ze statkiem integralną całość. </text:span><text:span text:style-name="T385">Usprawniono też system sztucznej grawitacji, która regularnie sprawiała problemy </text:span><text:span text:style-name="T389">poprzedniej obsadzie statku</text:span><text:span text:style-name="T385">.</text:span></text:p>
      <text:p text:style-name="P61"><text:span text:style-name="T385"><text:tab/></text:span><text:span text:style-name="T391">Silniki manewrowe mieszczące się na skrajach lewej burty strzeliły jasnym światłem plazmy i utrzymywały ciąg póki </text:span><text:span text:style-name="T392">toporna</text:span><text:span text:style-name="T391"> bryła nie wróciła na właściw</text:span><text:span text:style-name="T392">y kurs, dysze </text:span><text:span text:style-name="T407">zapulsowały</text:span><text:span text:style-name="T392"> jeszcze kilka razy, nie mącąc zalegające</text:span><text:span text:style-name="T426">go</text:span><text:span text:style-name="T392"> przestrzeń </text:span><text:span text:style-name="T426">milczenia</text:span><text:span text:style-name="T392">. </text:span><text:span text:style-name="T386">Mimo swych spektakularnych rozmiarów </text:span></text:p>
      <text:p text:style-name="P61"><text:span text:style-name="T386">i najwyższe</text:span><text:span text:style-name="T395">go</text:span><text:span text:style-name="T386"> zaawansowani</text:span><text:span text:style-name="T395">a</text:span><text:span text:style-name="T386"> techniczne</text:span><text:span text:style-name="T395">go</text:span><text:span text:style-name="T386"> „Spectre” był jedynie pyłkiem, </text:span><text:span text:style-name="T427">drobiną kurzu</text:span><text:span text:style-name="T386"> w skali otaczającego go bezmiaru </text:span><text:span text:style-name="T387">i zagrożeń.</text:span><text:span text:style-name="T386"> </text:span><text:span text:style-name="T387">Najlepiej wiedzieli o tym </text:span><text:span text:style-name="T406">czterej ludzie</text:span><text:span text:style-name="T387">, którzy mimo wszystko zdecydowali się powierzyć mu </text:span><text:span text:style-name="T391">realizację swych marzeń – </text:span><text:span text:style-name="T412">A</text:span><text:span text:style-name="T391"> może bardziej ambicji</text:span><text:span text:style-name="T387">.</text:span></text:p>
      <text:p text:style-name="P69"><text:span text:style-name="T387"/></text:p>
      <text:p text:style-name="P69"><text:span text:style-name="T387">*</text:span></text:p>
      <text:p text:style-name="P63"><text:span text:style-name="T387"/></text:p>
      <text:p text:style-name="P70"><text:span text:style-name="T55"><text:tab/>W ciągu </text:span><text:span text:style-name="T78">minionych</text:span><text:span text:style-name="T55"> dwóch godzin otrzymali kilka wiadomości, które tylko podtrzymywały </text:span><text:span text:style-name="T78">ich </text:span><text:span text:style-name="T55">stan niepewności. Nie wiedzieli, co robić, </text:span><text:span text:style-name="T78">bo</text:span><text:span text:style-name="T55"> ew</text:span><text:span text:style-name="T80">entualny</text:span><text:span text:style-name="T55"> błąd mógł ich zbyt wiele kosztować. </text:span><text:span text:style-name="T219">Wyczekiwa</text:span><text:span text:style-name="T55">li </text:span><text:span text:style-name="T78">niecierpliwie.</text:span><text:span text:style-name="T55"> </text:span></text:p>
      <text:p text:style-name="P70"><text:span text:style-name="T55"><text:tab/>Tom w tym czasie przemieścił się w narożnik pomieszczenia, koledzy próbowali się z nim skontaktować przez interkom w nadziei, że coś w nim drgnęło, ale nie. </text:span><text:span text:style-name="T216">N</text:span><text:span text:style-name="T55">ie reagował. </text:span></text:p>
      <text:p text:style-name="P71"><text:span text:style-name="T59"><text:tab/>W końcu </text:span><text:span text:style-name="T87">nadeszła</text:span><text:span text:style-name="T59"> tyleż konkretn</text:span><text:span text:style-name="T87">a</text:span><text:span text:style-name="T59">, co i mrożąc</text:span><text:span text:style-name="T87">a</text:span><text:span text:style-name="T59"> krew w żyłach odpowiedź z Houston. </text:span><text:span text:style-name="T77">Mark zrozumiał, że Burt</text:span><text:span text:style-name="T59"> miał rację. </text:span><text:span text:style-name="T77">K</text:span><text:span text:style-name="T59">amery były wszędzie, </text:span><text:span text:style-name="T60">ale to nie wszystko. Przekaza</text:span><text:span text:style-name="T77">no</text:span><text:span text:style-name="T60"> załodze hasło do nagrań jeszcze sprzed incydentu między Frankiem i Tom’em. Pierwsze nagranie z godziny 4:</text:span><text:span text:style-name="T66">36.</text:span><text:span text:style-name="T60"> </text:span><text:span text:style-name="T87">W</text:span><text:span text:style-name="T60">idać na nim, jak Tom bierze z </text:span><text:span text:style-name="T89">pomieszczenia medycznego</text:span><text:span text:style-name="T60"> skalpel i sprawnym ruchem mocuje go w uchwycie. </text:span><text:span text:style-name="T61">Na kolejnym nagraniu widać już korytarz, przy którym są pokoje Franka </text:span></text:p>
      <text:p text:style-name="P72"><text:span text:style-name="T61">i Tom’a. Jedne z drzwi otwierają się</text:span><text:span text:style-name="T87">,</text:span><text:span text:style-name="T61"> </text:span><text:span text:style-name="T87">pojawia się w nich</text:span><text:span text:style-name="T61"> Frank i wchodzi w kolejne, prowadzące do łazienki. Mija kilka</text:span><text:span text:style-name="T72">naście</text:span><text:span text:style-name="T61"> sekund, </text:span><text:span text:style-name="T66">jest 4:42.</text:span><text:span text:style-name="T61"> </text:span><text:span text:style-name="T87">O</text:span><text:span text:style-name="T61">twiera </text:span><text:span text:style-name="T84">się przejście </text:span><text:span text:style-name="T66">od strony garażu</text:span><text:span text:style-name="T61">, </text:span><text:span text:style-name="T66">w </text:span><text:span text:style-name="T135">półmroku </text:span><text:span text:style-name="T66">korytarz</text:span><text:span text:style-name="T135">a</text:span><text:span text:style-name="T66"> </text:span><text:span text:style-name="T135">widać </text:span><text:span text:style-name="T87">niewyraźnie sylwetk</text:span><text:span text:style-name="T135">ę</text:span><text:span text:style-name="T87"> Tom’a.</text:span><text:span text:style-name="T61"> </text:span><text:span text:style-name="T84">Zmierza</text:span><text:span text:style-name="T61"> </text:span><text:span text:style-name="T99">równym</text:span><text:span text:style-name="T61"> krokiem </text:span><text:span text:style-name="T84">w kierunku</text:span><text:span text:style-name="T61"> </text:span><text:span text:style-name="T194">kabiny</text:span><text:span text:style-name="T61"> </text:span><text:span text:style-name="T72">Marka; widać jak kilk</text:span><text:span text:style-name="T194">ó</text:span><text:span text:style-name="T72">krotnie używa przycisku, lecz drzwi pozostają zamknięte. Odwraca się jakby zmieszany i po chwili </text:span><text:span text:style-name="T84">obraca się w stronę</text:span><text:span text:style-name="T61"> </text:span><text:span text:style-name="T194">kajuty</text:span><text:span text:style-name="T61"> Franka, wchodzi do środka. Nagranie urywa się </text:span></text:p>
      <text:p text:style-name="P72"><text:span text:style-name="T61">i przenosi do pokoju, w którym Tom, uderza kilka </text:span><text:span text:style-name="T101">razy</text:span><text:span text:style-name="T61"> </text:span><text:span text:style-name="T99">uzbrojoną dłonią</text:span><text:span text:style-name="T61"> w pusty materac, </text:span><text:span text:style-name="T62">z furią </text:span><text:span text:style-name="T61">rozrzuca przedmioty, jakie nawiną mu się pod rękę i wychodzi </text:span><text:span text:style-name="T64">wyraźnie zawiedziony </text:span><text:span text:style-name="T194">po</text:span><text:span text:style-name="T64">niesionym fiaskiem</text:span><text:span text:style-name="T61">. </text:span><text:span text:style-name="T99">Spokojnie</text:span><text:span text:style-name="T61"> zmierza w kierunku głównego pokładu, </text:span><text:span text:style-name="T62">a później ambulatorium, gdzie po kilku minutach pojawi się Frank Drebin i pozostałe sceny rozegrają się zgodnie z tym, co przekazał Frank.</text:span></text:p>
      <text:p text:style-name="P71"><text:span text:style-name="T62">- O, kurwa! - </text:span><text:span text:style-name="T87">w</text:span><text:span text:style-name="T62">ypluł z siebie Frank. - Czy on zamie</text:span><text:span text:style-name="T87">d</text:span><text:span text:style-name="T62">iał mie… - </text:span><text:span text:style-name="T194">urwał bełkotliwie</text:span><text:span text:style-name="T62">, język </text:span><text:span text:style-name="T88">zesztywniał mu w ustach</text:span><text:span text:style-name="T62"> z emocji po tym, </text:span><text:span text:style-name="T87">co</text:span><text:span text:style-name="T62"> zobaczył na ekranie i </text:span><text:span text:style-name="T87">uświadomił sobie, </text:span><text:span text:style-name="T62">jak niewiele dzieliło </text:span><text:span text:style-name="T63">go od uderzeń ostrza.</text:span></text:p>
      <text:p text:style-name="P73"><text:span text:style-name="T63">- </text:span><text:span text:style-name="T55">Prz</text:span><text:span text:style-name="T136">ełącznik</text:span><text:span text:style-name="T55"> się zepsuł, trzeba go chwilę przytrzymać … - </text:span><text:span text:style-name="T79">wydukał</text:span><text:span text:style-name="T73"> mechanicznie Mark. </text:span><text:span text:style-name="T81">Również był</text:span><text:span text:style-name="T73"> pod silnym wrażeniem obejrzanych nagrań. </text:span><text:span text:style-name="T82">Spoglądał ukradkiem w kierunku, gdzie pozostawał zamknięty Tom.</text:span></text:p>
      <text:p text:style-name="P74"><text:span text:style-name="T55">- Chcą, byśmy go </text:span><text:span text:style-name="T83">obezwładnili</text:span><text:span text:style-name="T99"> z </text:span><text:span text:style-name="T98">wykorzystaniem</text:span><text:span text:style-name="T83"> Hall’a – czytał ze zdziwieniem dalszą część wiadomości Burt. Nie miał pojęcia, że </text:span><text:span text:style-name="T95">automat</text:span><text:span text:style-name="T83"> dysponuje arsenałem </text:span><text:span text:style-name="T92">ofensywnym</text:span><text:span text:style-name="T83">. </text:span><text:span text:style-name="T90">W jednej chwili nabrał respektu do niepozornego współlokatora. - </text:span><text:span text:style-name="T194">I</text:span><text:span text:style-name="T90"> umieścili w roomie diagnostyczno-zabiegow</text:span><text:span text:style-name="T93">y</text:span><text:span text:style-name="T90">…</text:span></text:p>
      <text:p text:style-name="P75"><text:span text:style-name="T90">- </text:span><text:span text:style-name="T55">Jak u diabła Hall miałby nam pomóc? - przerwał mu </text:span><text:span text:style-name="T92">poirytowany</text:span><text:span text:style-name="T55"> </text:span><text:span text:style-name="T294">Młody</text:span><text:span text:style-name="T55">.</text:span></text:p>
      <text:p text:style-name="P75"><text:span text:style-name="T55">- P</text:span><text:span text:style-name="T136">odali</text:span><text:span text:style-name="T55"> nam </text:span><text:span text:style-name="T92">jednokrotny </text:span><text:span text:style-name="T55">kod </text:span><text:span text:style-name="T102">aktywujący</text:span><text:span text:style-name="T55"> jego </text:span><text:span text:style-name="T91">nieaktyw</text:span><text:span text:style-name="T137">izowa</text:span><text:span text:style-name="T91">ną funkcjonalność –</text:span><text:span text:style-name="T92"> wyjaśnił </text:span><text:span text:style-name="T294">Krogman</text:span><text:span text:style-name="T92">.</text:span></text:p>
      <text:p text:style-name="P76"><text:span text:style-name="T55">- Nowa funkcjonalność? Niech </text:span><text:span text:style-name="T344">się zastanowię</text:span><text:span text:style-name="T55">, </text:span><text:span text:style-name="T93">może </text:span><text:span text:style-name="T55">wymasuje mu stopy? </text:span><text:span text:style-name="T93">- zadrwił Frank.</text:span></text:p>
      <text:p text:style-name="P77"><text:span text:style-name="T93">- Użyje paralizatora – z satysfakcją zabił gwoździa Burt. </text:span><text:span text:style-name="T294">Drebin</text:span><text:span text:style-name="T93"> </text:span><text:span text:style-name="T94">nic nie </text:span><text:span text:style-name="T95">odp</text:span><text:span text:style-name="T94">owiedział, zastygł</text:span></text:p>
      <text:p text:style-name="P77"><text:span text:style-name="T94">z głupawym wyrazem twarzy.</text:span></text:p>
      <text:p text:style-name="P76"><text:span text:style-name="T94"/></text:p>
      <text:p text:style-name="P78"><text:span text:style-name="T94"><text:tab/></text:span><text:span text:style-name="T55">Robot przemknął gładko przez próg. Sala była jasna, pełna skomplikowanej aparatury medycznej. </text:span><text:span text:style-name="T299">P</text:span><text:span text:style-name="T55">rzecinała ją transparentna ściana, dzieląc </text:span><text:span text:style-name="T96">wnętrze na część podstawową </text:span></text:p>
      <text:p text:style-name="P78"><text:soft-page-break/><text:span text:style-name="T96">i sterylną, </text:span><text:span text:style-name="T293">gdzie mieścił się blok operacyjnych i bardziej zaawansowane narzędzia</text:span><text:span text:style-name="T96">. Hall zbliżył się do postaci s</text:span><text:span text:style-name="T97">kurczonej na posadzce</text:span><text:span text:style-name="T96"> w rogu.</text:span></text:p>
      <text:p text:style-name="P82"><text:span text:style-name="T55">- Przepraszam, Tom.</text:span></text:p>
      <text:p text:style-name="P82"><text:span text:style-name="T55"/></text:p>
      <text:p text:style-name="P136"><text:span text:style-name="T100">R</text:span><text:span text:style-name="T55">odział II</text:span></text:p>
      <text:p text:style-name="P83"><text:span text:style-name="T55"/></text:p>
      <text:p text:style-name="P84"><text:span text:style-name="T55"><text:tab/></text:span><text:span text:style-name="T104">Kolejna pula żetonów </text:span><text:span text:style-name="T105">przesunęła się z szelestem </text:span><text:span text:style-name="T107">w objęcia</text:span><text:span text:style-name="T105"> Marka, gdy po przebiciu usłyszał „Pas!” z drugiej strony stołu. Nie tyle karta mu </text:span><text:span text:style-name="T108">dopisywała, jak sugerował </text:span><text:span text:style-name="T265">Młody</text:span><text:span text:style-name="T105">, co </text:span><text:span text:style-name="T194">fakt, że</text:span><text:span text:style-name="T105"> był po prostu najlepszym pokerzystą w </text:span><text:span text:style-name="T272">tym</text:span><text:span text:style-name="T105"> towarzystwie, no może z wyłączeniem </text:span><text:span text:style-name="T265">Starego</text:span><text:span text:style-name="T105">, on też rozumiał tę grę, lecz ten znajdował się już od dwóch </text:span><text:span text:style-name="T106">dni </text:span><text:span text:style-name="T105">w śpiączce </text:span><text:span text:style-name="T106">farmakologicznej</text:span><text:span text:style-name="T105"> i Markowi ciężko było sobie wyobrazić, by po tym wszystkim, co zaszło, </text:span><text:span text:style-name="T106">mogli jeszcze usiąść razem do stołu. Więcej, Mark nie chciał </text:span><text:span text:style-name="T265">go</text:span><text:span text:style-name="T106"> na statku, nie zaufa mu już nigdy. </text:span><text:span text:style-name="T195">Dla niego</text:span><text:span text:style-name="T106"> nie było usprawiedliwieniem, </text:span><text:span text:style-name="T120">ż</text:span><text:span text:style-name="T106">e Clark był niepoczytalny </text:span><text:span text:style-name="T265">i</text:span><text:span text:style-name="T106"> nie miało znaczenia w jakim stanie świadomości jest osoba usiłująca go zabić. Tom był istotnym członkiem załogi, ale w zaistniałych okolicznościach stał się dla niej największym </text:span><text:span text:style-name="T269">obciążeniem </text:span><text:span text:style-name="T270">i</text:span><text:span text:style-name="T106"> zagrożeniem, </text:span><text:span text:style-name="T107">dlatego najlepiej, gdyby już się nie obudził – choć i w tym stanie przysparzał szeregu problemów.</text:span></text:p>
      <text:p text:style-name="P88"><text:span text:style-name="T55"><text:tab/>Burt towarzyszył kolegom pochłoniętym grą, siedział wpatrzony w „Geologiczny Atlas Planet”, czytanie mu nie szło i wciąż zaczynał bieżącą stronę od początku. </text:span><text:span text:style-name="T108">Był rozkojarzony jak reszta, </text:span><text:span text:style-name="T109">a jego</text:span><text:span text:style-name="T108"> myśli ogniskowały się </text:span><text:span text:style-name="T109">na podłączonej do aparatów </text:span><text:span text:style-name="T265">medycznych</text:span><text:span text:style-name="T109">, leżąc</text:span><text:span text:style-name="T333">ym ciele</text:span><text:span text:style-name="T109"> Tom’a. </text:span></text:p>
      <text:p text:style-name="P89"><text:span text:style-name="T109"><text:tab/></text:span><text:span text:style-name="T128">O</text:span><text:span text:style-name="T127">garnęło </text:span><text:span text:style-name="T128">go</text:span><text:span text:style-name="T127"> znużenie. </text:span><text:span text:style-name="T271">Zebrał umazane pomidorowym sosem talerze, pozostawione po niedawnym obiedzie i włożył je do zmywarki. Właściwie nazwa „zmywarka” była nieadekwatna, bo </text:span><text:span text:style-name="T273">urządzenie</text:span><text:span text:style-name="T271">, nie używał</text:span><text:span text:style-name="T273">o</text:span><text:span text:style-name="T271"> do czyszczenia żadnych cieczy. </text:span></text:p>
      <text:p text:style-name="P89"><text:span text:style-name="T271"><text:tab/></text:span><text:span text:style-name="T127">Poczuł, </text:span><text:span text:style-name="T109">że </text:span><text:span text:style-name="T180">jakiś gorący napój</text:span><text:span text:style-name="T137"> </text:span><text:span text:style-name="T181">mógłby</text:span><text:span text:style-name="T109"> mu zrobić lepiej, albo chociaż samo </text:span><text:span text:style-name="T180">jego</text:span><text:span text:style-name="T109"> przygotowanie </text:span><text:span text:style-name="T137">uwolni go</text:span><text:span text:style-name="T109"> na chwilę od uporczywych myśli.</text:span></text:p>
      <text:p text:style-name="P90"><text:span text:style-name="T55">- Napijecie się czegoś?</text:span></text:p>
      <text:p text:style-name="P90"><text:span text:style-name="T55">- Dziurawiec – dał znak </text:span><text:span text:style-name="T113">ręką</text:span><text:span text:style-name="T55"> </text:span><text:span text:style-name="T265">najmłodszy z załogi Frank</text:span><text:span text:style-name="T55">, nie odrywając oczu od dwóch </text:span><text:span text:style-name="T113">dam trzymanych</text:span><text:span text:style-name="T55"> w </text:span><text:span text:style-name="T182">prawej</text:span><text:span text:style-name="T55"> </text:span><text:span text:style-name="T113">dłoni</text:span><text:span text:style-name="T55">.</text:span></text:p>
      <text:p text:style-name="P90"><text:span text:style-name="T55">- Ja podziękuję – kiwnął przecząco Mark, </text:span><text:span text:style-name="T110">jednocześnie sprawdzając podbicie preflop dorzuc</text:span><text:span text:style-name="T111">eniem</text:span><text:span text:style-name="T110"> odpowiedni</text:span><text:span text:style-name="T111">ej</text:span><text:span text:style-name="T110"> iloś</text:span><text:span text:style-name="T111">ci</text:span><text:span text:style-name="T110"> żetonów.</text:span></text:p>
      <text:p text:style-name="P91"><text:span text:style-name="T110"><text:tab/>Tak, nikogo już nie dziwiło, że automat </text:span><text:span text:style-name="T128">oferuje</text:span><text:span text:style-name="T110"> różnego rodzaju susz</text:span><text:span text:style-name="T124">e</text:span><text:span text:style-name="T110"> ziołowe, a brakowało zwykłej kawy, herbaty, </text:span><text:span text:style-name="T125">czy</text:span><text:span text:style-name="T111"> nawet kakao, </text:span><text:span text:style-name="T128">nie wspominając o cukrze</text:span><text:span text:style-name="T110">. Burt potrzebował krzepiącej aromatycznej kawy, ale przepisy mówiły wyraźnie </text:span><text:span text:style-name="T112">- </text:span><text:span text:style-name="T110"><text:s/>„Na pokładzie zakazane są wszelkie </text:span><text:span text:style-name="T111">produkty zawierające alkaloidy.”, więc psychoaktywne substancje jak kofeina </text:span><text:span text:style-name="T125">i</text:span><text:span text:style-name="T111"> teina, </text:span><text:span text:style-name="T112">znajdowały się</text:span><text:span text:style-name="T111"> na „czarnej” liście.</text:span></text:p>
      <text:p text:style-name="P92"><text:span text:style-name="T55">- Cóż za </text:span><text:span text:style-name="T112">kuriozalna sytuacja. </text:span><text:span text:style-name="T273">Stary</text:span><text:span text:style-name="T112"> oszalał mimo to - pomyślał z rozgoryczeniem. - Albo właśnie przez ten pieprzony dziurawiec.</text:span></text:p>
      <text:p text:style-name="P93"><text:span text:style-name="T112"><text:tab/></text:span><text:span text:style-name="T273">Młody</text:span><text:span text:style-name="T113"> poczuł woń zwycięstwa, </text:span><text:span text:style-name="T114">jego oponent</text:span><text:span text:style-name="T113"> zdawał się połknąć haczyk i dołożył gruby stos do puli , a na stole leżała już </text:span><text:span text:style-name="T114">przecież </text:span><text:span text:style-name="T113">trzecia dama, </text:span><text:span text:style-name="T114">która tak </text:span><text:span text:style-name="T121">go </text:span><text:span text:style-name="T114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273">Fizyk</text:span><text:span text:style-name="T114"> sprawdził bez wahania, co nieco skonsternowało Franka, po czym </text:span><text:span text:style-name="T115">bez ociągania </text:span><text:span text:style-name="T114">wyłożył niepozorne KT, </text:span><text:span text:style-name="T115">najwyraźniej chciał oszczędzić </text:span><text:span text:style-name="T273">biedakowi</text:span><text:span text:style-name="T115"> kolejnej emocjonalnej huśtawki, bo stawka była </text:span><text:span text:style-name="T145">faktycznie</text:span><text:span text:style-name="T115"> wysoka. </text:span><text:span text:style-name="T122">Zafrapowany F</text:span><text:span text:style-name="T115">rank </text:span><text:span text:style-name="T273">Drebin</text:span><text:span text:style-name="T115"> spoglądał na blat dłuższą chwilę nim król z dziesiątką wkomponowały się w strita. </text:span></text:p>
      <text:p text:style-name="P94"><text:span text:style-name="T55">- </text:span><text:span text:style-name="T116">Wykończysz mnie! Jak ty to robisz? - Frank uderzył w geście rezygnacji kartami o stół. </text:span><text:span text:style-name="T118">Dostrzegł</text:span><text:span text:style-name="T116"> ze zdziwieniem, </text:span><text:span text:style-name="T118">że</text:span><text:span text:style-name="T116"> włosy Marka</text:span><text:span text:style-name="T117"> </text:span><text:span text:style-name="T118">w jednej chwili</text:span><text:span text:style-name="T117"> się uniosły, </text:span><text:span text:style-name="T118">a </text:span><text:span text:style-name="T116">podmuch, jaki wywołał ruchem ręki,</text:span><text:span text:style-name="T117"> </text:span><text:span text:style-name="T118">wzbił w górę całą talię </text:span><text:span text:style-name="T119">wraz z częścią żetonów. - Łooo… - krzyknął</text:span><text:span text:style-name="T118"> </text:span><text:span text:style-name="T119">podekscytowany, wykonując </text:span><text:span text:style-name="T120">siłą rozpędu</text:span><text:span text:style-name="T119"> salto do tyłu i wznosząc się pod sufit; krzesło podążyło za nim.</text:span></text:p>
      <text:p text:style-name="P95"><text:span text:style-name="T55">- Trzymaj się podłogi! – zwrócił się do </text:span><text:span text:style-name="T273">niego</text:span><text:span text:style-name="T55"> Burt </text:span><text:span text:style-name="T273">Krogman</text:span><text:span text:style-name="T55">, starając się zachować równowagę</text:span></text:p>
      <text:p text:style-name="P95"><text:span text:style-name="T55">z kubkiem gorącego płynu w dłoniach. </text:span><text:span text:style-name="T120">Przezornie, maszyna była przygotowana na takie sytuacje </text:span></text:p>
      <text:p text:style-name="P95"><text:soft-page-break/><text:span text:style-name="T120">i wydawała </text:span><text:span text:style-name="T122">pojemniki </text:span><text:span text:style-name="T120">zamknięte deklem </text:span><text:span text:style-name="T122">z małym </text:span><text:span text:style-name="T274">zamykanym </text:span><text:span text:style-name="T122">otworem </text:span><text:span text:style-name="T274">jak dla niemowlaka</text:span><text:span text:style-name="T120">. Ni</text:span><text:span text:style-name="T132">gdy nie</text:span><text:span text:style-name="T120"> było </text:span><text:span text:style-name="T132">dokładnie</text:span><text:span text:style-name="T120"> wiadomo, kiedy </text:span><text:span text:style-name="T147"><text:s/></text:span><text:span text:style-name="T154">przyrząd</text:span><text:span text:style-name="T195">y</text:span><text:span text:style-name="T120"> </text:span><text:span text:style-name="T132">ponowią</text:span><text:span text:style-name="T120"> działanie </text:span><text:span text:style-name="T132">systemu</text:span><text:span text:style-name="T120"> grawitacji, więc zachowanie Franka było, </text:span><text:span text:style-name="T122">mocno</text:span><text:span text:style-name="T120"> ryzykowne.</text:span></text:p>
      <text:p text:style-name="P96"><text:span text:style-name="T120">- </text:span><text:span text:style-name="T55">Musisz mi się dać odegrać – zaopiniował </text:span><text:span text:style-name="T274">Młody</text:span><text:span text:style-name="T55"> spod sufitu. - Od początku, gdy wymyśliłeś, że przegrany bierze trzy dyżury przy Tom’ie, czułem, że to ja będę tą ofiarą - dodał z nieukrywanym rozbawieniem, choć </text:span><text:span text:style-name="T123">towarzysze</text:span><text:span text:style-name="T55"> nie wiedzieli, czym powodowanym, </text:span><text:span text:style-name="T123">bo doglądanie Tom’a istotnie było </text:span><text:span text:style-name="T126">aktualnie</text:span><text:span text:style-name="T123"> najuciążliwszym z ich obowiązków.</text:span></text:p>
      <text:p text:style-name="P98"><text:span text:style-name="T123">- „</text:span><text:span text:style-name="T130">Uwaga! </text:span><text:span text:style-name="T132">Grawitacja</text:span><text:span text:style-name="T130"> zostanie przywrócona</text:span><text:span text:style-name="T55"> za</text:span><text:span text:style-name="T132"> </text:span><text:span text:style-name="T55">20 sekund” - rozległ się </text:span><text:span text:style-name="T130">z głośników </text:span><text:span text:style-name="T55">komunikat </text:span><text:span text:style-name="T133">powtarzany kolejno co 5 sekund.</text:span></text:p>
      <text:p text:style-name="P99"><text:span text:style-name="T55">- O rewanżu pogadamy jutro, teraz wracaj na </text:span><text:span text:style-name="T134">dół</text:span><text:span text:style-name="T55"> – </text:span><text:span text:style-name="T173">u</text:span><text:span text:style-name="T55">pomniał </text:span><text:span text:style-name="T138">Franka</text:span><text:span text:style-name="T55"> </text:span><text:span text:style-name="T274">jego karciany pogromca,</text:span><text:span text:style-name="T55"> otoczony rojem „</text:span><text:span text:style-name="T128">motyli”</text:span><text:span text:style-name="T55"> </text:span><text:span text:style-name="T134">migotliwie </text:span><text:span text:style-name="T55">wirujących na wszystkie możliwe sposoby. </text:span><text:span text:style-name="T129">Jego krzesło było przypięte do podłoża i wystarczyło, że </text:span><text:span text:style-name="T134">przytrzymał</text:span><text:span text:style-name="T129"> się </text:span><text:span text:style-name="T131">poręczy</text:span><text:span text:style-name="T130"> czekając, </text:span><text:span text:style-name="T131">aż </text:span><text:span text:style-name="T218">stan nieważkości minie</text:span><text:span text:style-name="T131">.</text:span></text:p>
      <text:p text:style-name="P97"><text:span text:style-name="T131"><text:tab/></text:span><text:span text:style-name="T138">System sztucznej grawitacji </text:span><text:span text:style-name="T139">konsumował</text:span><text:span text:style-name="T138"> </text:span><text:span text:style-name="T139">większą część</text:span><text:span text:style-name="T138"> energii </text:span><text:span text:style-name="T309">elektrycznej </text:span><text:span text:style-name="T139">wytwarzanej przez reaktor zasilający</text:span><text:span text:style-name="T138">, </text:span><text:span text:style-name="T139">wiązało się to także z</text:span><text:span text:style-name="T138"> wydziel</text:span><text:span text:style-name="T139">aniem</text:span><text:span text:style-name="T138"> potężn</text:span><text:span text:style-name="T139">ych</text:span><text:span text:style-name="T138"> ilości ciepła. </text:span><text:span text:style-name="T140">Częste p</text:span><text:span text:style-name="T139">rzegrzewanie się głównych elementów </text:span><text:span text:style-name="T140">agregatu</text:span><text:span text:style-name="T139"> zarejestrowane w czasie trwania poprzedniej misji zmusiło konstruktorów do zastosowania drugiego, równoległego układu, któr</text:span><text:span text:style-name="T140">y był uruchamiany samoczynnie w momencie, gdy pierwszy zostałby awaryjnie wyłączony. W założeniach </text:span><text:span text:style-name="T141">zamiana pracujących urządzeń miała być nieodczuwalna, jednak załoga zdołała się już przyzwyczaić do chwilowych zaników siły przyciągania i nie wywoływało to w nich zdziwienia.</text:span></text:p>
      <text:p text:style-name="P99"><text:span text:style-name="T141"><text:tab/></text:span><text:span text:style-name="T142">Na chwilę wszyscy trzej stracili orientację; mieli wrażenie, że kantyna zawirowała </text:span></text:p>
      <text:p text:style-name="P100"><text:span text:style-name="T143">i niewidoczna siła cisnęła nimi </text:span><text:span text:style-name="T274">śliską </text:span><text:span text:style-name="T143">o ścianę, następnie przeczołgała </text:span><text:span text:style-name="T144">ich</text:span><text:span text:style-name="T143"> po niej dwa metry </text:span></text:p>
      <text:p text:style-name="P100"><text:span text:style-name="T143">i porzuciła zasypując deszczem </text:span><text:span text:style-name="T144">lewitujących jeszcze przed chwilą </text:span><text:span text:style-name="T143">żetonów, kart </text:span><text:span text:style-name="T144">i pozostałych przedmiotów, </text:span><text:span text:style-name="T186">w tym krzesłem</text:span><text:span text:style-name="T143">. Znaleźli się w narożniku łączącym sufit ze ścianami. Pomieszczenie widziane z tej perspektywy nie przypominało już dobrze im znanej </text:span><text:span text:style-name="T144">kantyny. </text:span><text:span text:style-name="T274">Trudno im było przestawić percepcję do nowych realiów.</text:span></text:p>
      <text:p text:style-name="P102"><text:span text:style-name="T55">- No to się narobiło – w głosie Franka czuć było niepokój.</text:span></text:p>
      <text:p text:style-name="P102"><text:span text:style-name="T55">- Czujecie </text:span><text:span text:style-name="T148">to</text:span><text:span text:style-name="T55">? - spytał </text:span><text:span text:style-name="T274">Krogman</text:span><text:span text:style-name="T55">, ze zdziwieniem wpatrując się w kubek ciążący mu</text:span><text:span text:style-name="T146"> </text:span><text:span text:style-name="T55">dłoniach.</text:span></text:p>
      <text:p text:style-name="P102"><text:span text:style-name="T55">- </text:span><text:span text:style-name="T146">Powyżej</text:span><text:span text:style-name="T55"> 2g? - zgadywał Mark.</text:span></text:p>
      <text:p text:style-name="P104"><text:span text:style-name="T55">- Chyba coś koło tego, ledwo się ruszam – odrzekł Burt i z braku innych możliwości napił się</text:span></text:p>
      <text:p text:style-name="P104"><text:span text:style-name="T55">z kubka, choć ochota już mu przeszła. Kiwnął kubkiem w kierunku </text:span><text:span text:style-name="T274">Drebina</text:span><text:span text:style-name="T55"> – </text:span><text:span text:style-name="T196">C</text:span><text:span text:style-name="T55">hcesz, </text:span><text:span text:style-name="T274">Młody</text:span><text:span text:style-name="T55">?</text:span></text:p>
      <text:p text:style-name="P103"><text:span text:style-name="T55">- Chętnie –</text:span><text:span text:style-name="T294"> przejął naczynie z największym trudem.</text:span></text:p>
      <text:p text:style-name="P103"><text:span text:style-name="T55"><text:tab/>Po kilkunastu minutach, które nie przyniosły żadnej zmiany, zaczęli się </text:span><text:span text:style-name="T152">mocno </text:span><text:span text:style-name="T55">niepokoić. Ich sytuacja była poważna. </text:span><text:span text:style-name="T274">Dr marsjańskiej geologii</text:span><text:span text:style-name="T149"> wpadł na jedyny sensowny pomysł:</text:span></text:p>
      <text:p text:style-name="P105"><text:span text:style-name="T55">- Komputer pokładowy, nagrywaj.</text:span></text:p>
      <text:p text:style-name="P106"><text:span text:style-name="T55"/></text:p>
      <text:p text:style-name="P106"><text:span text:style-name="T55">*</text:span></text:p>
      <text:p text:style-name="P106"><text:span text:style-name="T55"/></text:p>
      <text:p text:style-name="P105"><text:span text:style-name="T55">- No, dobrze – powiedział Ron</text:span><text:span text:style-name="T294">ald Walker</text:span><text:span text:style-name="T55">, pochylony nad monitorem – </text:span><text:span text:style-name="T150">tylko czemu sala jest pusta? - człowiek obsługujący komputer, wskazał palcem na miejsce znajdujące się w lewym górnym narożniku kantyny, </text:span><text:span text:style-name="T153">gdzie leżeli bezradni mężczyźni.</text:span></text:p>
      <text:p text:style-name="P107"><text:span text:style-name="T55">- </text:span><text:span text:style-name="T151">O, Boże! - Ron </text:span><text:span text:style-name="T152">ledwo </text:span><text:span text:style-name="T151">wysłuchał wiadomości </text:span><text:span text:style-name="T265">nagranej przez Krogmana</text:span><text:span text:style-name="T151"> i </text:span><text:span text:style-name="T152">kazał się łączyć</text:span></text:p>
      <text:p text:style-name="P108"><text:span text:style-name="T152">z działem projektowo-konstrukcyjnym, odpowiedzialnym za generatory</text:span><text:span text:style-name="T151">. </text:span><text:span text:style-name="T153">Chwilę później szedł już </text:span><text:span text:style-name="T154">długim </text:span><text:span text:style-name="T153">korytarzem </text:span><text:span text:style-name="T333">o licznych</text:span><text:span text:style-name="T275"> przylegający</text:span><text:span text:style-name="T333">ch</text:span><text:span text:style-name="T275"> doń odgałęzienia</text:span><text:span text:style-name="T333">ch</text:span><text:span text:style-name="T153">, żeby upewnić się, iż zespół robi wszystko, by jak najszybciej przywrócić prawidłowe funkcjonowanie </text:span><text:span text:style-name="T154">systemu</text:span><text:span text:style-name="T153">. </text:span><text:span text:style-name="T155">Solidne drzwi rozsunęły się </text:span><text:span text:style-name="T156">przed nim</text:span><text:span text:style-name="T155">; chip, który miał wszczepiony pod pachą, dawał mu niemal nieograniczony dostęp do większości pomieszczeń </text:span><text:span text:style-name="T295">gmachu</text:span><text:span text:style-name="T155">. </text:span><text:span text:style-name="T276">Przystanął wśród kwitnących na różowo dracenii, strzeliście wzbijających się ku sufitowi, usianemu licznymi świetlikami. </text:span><text:span text:style-name="T295">Rozejrzał się i p</text:span><text:span text:style-name="T156">rzez oszklon</text:span><text:span text:style-name="T162">ą ścianę </text:span><text:span text:style-name="T276">holu,</text:span><text:span text:style-name="T156"> dostrzegł </text:span><text:span text:style-name="T295">w jednej z sal, </text:span><text:span text:style-name="T156">grono osób pochłoniętych dyskusją. Trwała żywa wymiana zdań między jej uczestnikami. <text:tab/>Zauważyła go wicedyrektor działu Agnes „jakaś tam”. </text:span><text:span text:style-name="T277">Trzydziestolatka</text:span><text:span text:style-name="T158"> ruszyła w jego kierunku</text:span><text:span text:style-name="T156">. Widywał ją </text:span><text:span text:style-name="T158">dopiero </text:span><text:span text:style-name="T157">od pewnego czasu, </text:span><text:span text:style-name="T158">lecz</text:span><text:span text:style-name="T156"> ciężko było </text:span><text:span text:style-name="T157">przejść obojętnie obok t</text:span><text:span text:style-name="T165">akiej</text:span><text:span text:style-name="T157"> kobiety </text:span><text:span text:style-name="T158">i dobrze pamiętał jej twarz </text:span><text:span text:style-name="T277">oraz czarujący uśmiech</text:span><text:span text:style-name="T158">, choć nie był w stanie zapamiętać </text:span><text:span text:style-name="T277">posiadanego przez nią</text:span><text:span text:style-name="T158"> słowiańsk</text:span><text:span text:style-name="T295">o-brzmiącego</text:span><text:span text:style-name="T158"> nazwiska. </text:span><text:span text:style-name="T277">Była atrakcyjną </text:span><text:soft-page-break/><text:span text:style-name="T277">brunetką o smukłej sylwetce </text:span><text:span text:style-name="T289">i ładnej buzi. </text:span><text:span text:style-name="T157">Jak stwierdził jego </text:span><text:span text:style-name="T196">p</text:span><text:span text:style-name="T157">rzyjaciel Martin:, są w centrum JSC tylko dwie piękne kobiety, „Sandra Burger” i właśnie „Agnes Jakaśtam”. </text:span></text:p>
      <text:p text:style-name="P109"><text:span text:style-name="T55">- Pracujemy nad tym – oznajmiła, o nic niepytana.</text:span></text:p>
      <text:p text:style-name="P109"><text:span text:style-name="T55">- Da się coś zrobić z tymi kondensatorami? - </text:span><text:span text:style-name="T159">spytał naiwnie Ron.</text:span></text:p>
      <text:p text:style-name="P110"><text:span text:style-name="T55">- Nie rozumiem… </text:span><text:span text:style-name="T171">- </text:span><text:span text:style-name="T174">mówiła z lekkim akcentem,</text:span><text:span text:style-name="T171"> dodający</text:span><text:span text:style-name="T174">m</text:span><text:span text:style-name="T171"> jej egzotyczności.</text:span></text:p>
      <text:p text:style-name="P110"><text:span text:style-name="T55">- No, próbujecie rozwiązać problem z kondensatorami, prawda?</text:span></text:p>
      <text:p text:style-name="P110"><text:span text:style-name="T55">- Nie …</text:span></text:p>
      <text:p text:style-name="P110"><text:span text:style-name="T55">- Ok, przepraszam, chodzi o przekaźniki – przerwał jej i się poprawił, będąc coraz bardziej zdezorientowanym.</text:span></text:p>
      <text:p text:style-name="P110"><text:span text:style-name="T55">- Też nie – odpowiedziała Agnes nieco poruszona jego ignorancją. - Chodzi o sterowniki – dodała dobitnie.</text:span></text:p>
      <text:p text:style-name="P111"><text:span text:style-name="T55"><text:tab/>Poczuł się jak kretyn, postanowił się nie pogrążać i nic nie odpowiedział.</text:span></text:p>
      <text:p text:style-name="P112"><text:span text:style-name="T55">- Muszę do nich wracać, mamy pewien pomysł co do tych „kondensatorów” - </text:span><text:span text:style-name="T160">wyglądało, że tego typu rozmow</text:span><text:span text:style-name="T165">y</text:span><text:span text:style-name="T160"> nie były dla niej nowością – jeśli chcesz poznać przyczynę problemu, chodź ze mną lub zaczekaj w moim gabinecie – wskazała na </text:span><text:span text:style-name="T176">biuro</text:span><text:span text:style-name="T160">.</text:span></text:p>
      <text:p text:style-name="P113"><text:span text:style-name="T160"><text:tab/>Postanowił </text:span><text:span text:style-name="T220">poczekać</text:span><text:span text:style-name="T160"> u niej. Nie wiedział, czemu, ale usiadł w jej fotelu. </text:span><text:span text:style-name="T278">Mimo działającej klimatyzacji, </text:span><text:span text:style-name="T295">jed</text:span><text:span text:style-name="T296">en</text:span><text:span text:style-name="T295"> z </text:span><text:span text:style-name="T296">lufcików</text:span><text:span text:style-name="T295"> był uchylon</text:span><text:span text:style-name="T296">y</text:span><text:span text:style-name="T278"> i wpadał </text:span><text:span text:style-name="T279">nim </text:span><text:span text:style-name="T278">do wnętrza gwar z dziedzińca. </text:span><text:span text:style-name="T279">Mężczyzna w</text:span><text:span text:style-name="T278">ychwytywał pojedy</text:span><text:span text:style-name="T296">n</text:span><text:span text:style-name="T278">cze głosy z rozmów, </text:span><text:span text:style-name="T279">dobiegały do niego także dźwięk</text:span><text:span text:style-name="T295">i</text:span><text:span text:style-name="T279"> </text:span><text:span text:style-name="T295">przejeżd</text:span><text:span text:style-name="T296">ż</text:span><text:span text:style-name="T295">ających </text:span><text:span text:style-name="T279">rowerów i elektrycznych pojazdów, którymi często poruszali się pracownicy </text:span><text:span text:style-name="T296">kompleksu</text:span><text:span text:style-name="T279">. Przez chwilę wahał się, czy nie zamknąć okienka, ale lenistwo wzięło górę nad komfort. </text:span></text:p>
      <text:p text:style-name="P113"><text:span text:style-name="T279"><text:tab/></text:span><text:span text:style-name="T160">Rozejrzał się; </text:span><text:span text:style-name="T280">na blacie </text:span><text:span text:style-name="T160">nie było żadnych zdjęć, ani prywatnych przedmiotów. Zastanawiał się, czy </text:span><text:span text:style-name="T280">jego nowa znajoma </text:span><text:span text:style-name="T160">jest zamężna; </text:span><text:span text:style-name="T166">zwykle wolał mężatki, ale tutaj priorytety się odwróciły.</text:span></text:p>
      <text:p text:style-name="P114"><text:span text:style-name="T55"><text:tab/>Właściwie nigdy z nią nie rozmawiał, tylko tyle, co dziś przez telefon, plus </text:span><text:span text:style-name="T343">gadka</text:span><text:span text:style-name="T55"> sprzed chwili. Wcześniej </text:span><text:span text:style-name="T161">jedynie</text:span><text:span text:style-name="T55"> kurtuazyjne pozdrowienia, gdy wpadli na siebie przypadkiem. </text:span><text:span text:style-name="T162">Podobała mu się coraz bardziej; odrobinę zdystansowana, o inteligentnym spojrzeniu – ma to, czego brakuje Sandrze –</text:span><text:span text:style-name="T163"> jego rozmyślania przerwał telefon. Dzwonił Kurt Rumens.</text:span></text:p>
      <text:p text:style-name="P115"><text:span text:style-name="T55">- Mamy już rozwiązanie? - zaczął bez zbędnych wstępów.</text:span></text:p>
      <text:p text:style-name="P116"><text:span text:style-name="T55">- Potrzebują jeszcze trochę czasu, ale jesteśmy </text:span><text:span text:style-name="T177">blisko</text:span><text:span text:style-name="T55">. Zawiadomię pana natychmiast, gdy będę znał szczegóły – uniósł wzrok i ujrzał Agnes, wpatrzoną w jego </text:span><text:span text:style-name="T296">kowbojki</text:span><text:span text:style-name="T55"> ulokowane na </text:span><text:span text:style-name="T280">dębowym </text:span><text:span text:style-name="T55">biurku.</text:span></text:p>
      <text:p text:style-name="P116"><text:span text:style-name="T164"><text:tab/></text:span><text:span text:style-name="T197">Z</text:span><text:span text:style-name="T164">djął je niezgrabnie i usiadł </text:span><text:span text:style-name="T165">wyprostowany.</text:span></text:p>
      <text:p text:style-name="P117"><text:span text:style-name="T164">- </text:span><text:span text:style-name="T55">Tak, od razu zadzwonię – pospiesznie pożegnał dyrektora. </text:span><text:span text:style-name="T165">- I co udało się ustalić? - zwrócił się tym razem do dziewczyny, jak gdyby nigdy nic. </text:span><text:span text:style-name="T280">Ta obrzuciła go wymownym spojrzeniem, ale nie podjęła tematu </text:span><text:span text:style-name="T296">buciorów</text:span><text:span text:style-name="T280">, tylko przeszła do rzeczy.</text:span></text:p>
      <text:p text:style-name="P122"><text:span text:style-name="T157">- </text:span><text:span text:style-name="T55">To była standardowa procedura </text:span><text:span text:style-name="T166">zastąpienia przegrzanego generatora. Do momentu startu drugiego, wszystko przebiegało prawidłowo. Jednak przy rozruchu urządzenie uległo rozkalibrowaniu. Szukaliśmy błędu w oprogramowaniu i uszkodzeń mechanicznych, ale zdawał</text:span><text:span text:style-name="T280">y</text:span><text:span text:style-name="T166"> się być </text:span><text:span text:style-name="T174">w porządku</text:span><text:span text:style-name="T166">. </text:span><text:span text:style-name="T167">- Ron nie miał zamiaru jej przerywać, wstał i </text:span><text:span text:style-name="T333">ruchem</text:span><text:span text:style-name="T167"> ręki ustąpił jej miejsca, sam usiadł na sofie i słuchał kiwając głową w geście aprobaty. - </text:span><text:span text:style-name="T168">Wtedy poprosiliśmy dział badawczy o </text:span><text:span text:style-name="T185">przekazanie </text:span><text:span text:style-name="T168">zapis</text:span><text:span text:style-name="T185">ów</text:span><text:span text:style-name="T168"> wszystkich dostępnych pomiarów. Okazało się, że w krytycznym momencie „Spectre” było pod silnym wpływem obcego pola grawitacyjnego. Od razu </text:span><text:span text:style-name="T280">postanowiliśmy</text:span><text:span text:style-name="T168"> sprawdzić orbity naturalnych satelitów Marsa i bingo. </text:span><text:span text:style-name="T185">Fobos</text:span><text:span text:style-name="T168"> znajdował się wystarczająco blisko, by wywołać chaos w obliczeniach. </text:span><text:span text:style-name="T169">Na bramkach logicznych pojawiły się nowe parametry z uwzględnieniem wpływu </text:span><text:span text:style-name="T184">pobliskiego księżyca</text:span><text:span text:style-name="T169">,</text:span><text:span text:style-name="T178"> a</text:span><text:span text:style-name="T169"> generator ciążenia został odpalony z już przeliczonym wersorem </text:span><text:span text:style-name="T188">i zmienioną płaszczyzną interferencji </text:span><text:span text:style-name="T169">... – mówiła jeszcze długo, a on rozumiał z tego coraz mniej. </text:span><text:span text:style-name="T183">Pojął</text:span><text:span text:style-name="T169"> tylko t</text:span><text:span text:style-name="T187">yle</text:span><text:span text:style-name="T169">, że sytuacja jest już pod kontrolą i t</text:span><text:span text:style-name="T187">o</text:span><text:span text:style-name="T169"> przekazał swojemu szefowi, </text:span><text:span text:style-name="T280">zgrabnie wplatając w wypowiedź słowa „wersor” i „interferencja”. </text:span><text:span text:style-name="T281">Ronald był specjalistą od zarządzania, radził sobie </text:span><text:span text:style-name="T334">także</text:span><text:span text:style-name="T281"> z public relations, ale o </text:span><text:span text:style-name="T334">N</text:span><text:span text:style-name="T281">auce,</text:span></text:p>
      <text:p text:style-name="P122"><text:span text:style-name="T281">a szczególnie fizyce, nie miał pojęcia.</text:span></text:p>
      <text:p text:style-name="P118"><text:span text:style-name="T169"/></text:p>
      <text:p text:style-name="P123"><text:span text:style-name="T169">*</text:span></text:p>
      <text:p text:style-name="P123"><text:soft-page-break/><text:span text:style-name="T169"/></text:p>
      <text:p text:style-name="P119"><text:span text:style-name="T169"><text:tab/></text:span><text:span text:style-name="T210">Oddech stawał się coraz płytszy pod </text:span><text:span text:style-name="T212">ciężarem</text:span><text:span text:style-name="T210">, jaki zalegał na klatce piersiowej. Frank miał wrażenie, </text:span><text:span text:style-name="T211">jakby jego ciało </text:span><text:span text:style-name="T236">spoczywało</text:span><text:span text:style-name="T211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212">i nie potrafił ułożyć się w wygodnej pozycji. </text:span></text:p>
      <text:p text:style-name="P121"><text:span text:style-name="T212"><text:tab/></text:span><text:span text:style-name="T213">Każdy ruch sprawiał problem i niósł ryzyko poważnej kontuzji. </text:span><text:span text:style-name="T214">Poddali się już po kilku minutach. </text:span><text:span text:style-name="T213">Mieli świadomość, że znajdują się w pułapce, i że pomoc może przyjść wyłącznie </text:span></text:p>
      <text:p text:style-name="P121"><text:span text:style-name="T213">z zewnątrz. Nie byli w stanie zrobić nic więcej, poza biernym </text:span><text:span text:style-name="T214">trwaniem w jednej pozycji</text:span><text:span text:style-name="T213">. </text:span><text:span text:style-name="T214">Czas dłużył się niemiłosiernie i sprawiał, że byli coraz słabsi. Nie rozmawiali, nie wykonywali żadnych ruchów, a jedyne czego doświadczali, to narastający ból, od którego nie było ucieczki.<text:tab/></text:span></text:p>
      <text:p text:style-name="P120"><text:span text:style-name="T214"><text:tab/></text:span><text:span text:style-name="T232">Na wpółświadomy</text:span><text:span text:style-name="T214"> Mark, rozwarł powieki z </text:span><text:span text:style-name="T224">ulgą</text:span><text:span text:style-name="T214">. Wziął głęboki wdech i niczym balon uniósł się delikatnie nad powier</text:span><text:span text:style-name="T215">zchnię sufitu. Pociągnął za sobą dwóch nieprzytomnych kolegów, wsunął ich pod blat stołu </text:span><text:span text:style-name="T219">i czekał</text:span><text:span text:style-name="T215">. Z głośników słychać było słowa wsparcia, przesłane z Ziemi, nic z nich nie zrozumiał. Pomimo to, oczy mu zawilgotniały ze wzruszenia. </text:span></text:p>
      <text:p text:style-name="P120"><text:span text:style-name="T215"><text:tab/></text:span><text:span text:style-name="T221">Wszystko wróciło do normy, a oni godzinami nie </text:span><text:span text:style-name="T226">podnosili</text:span><text:span text:style-name="T221"> się z </text:span><text:span text:style-name="T234">zaśmieconej</text:span><text:span text:style-name="T221"> podłogi. Leżeli </text:span><text:span text:style-name="T223">wykończeni</text:span><text:span text:style-name="T221">, parkiet zdawał się być nad wyraz wygodnym meblem. </text:span><text:span text:style-name="T222">Nawet Hall, taktownie zrezygnował z wykonywania swych obowiązków.</text:span></text:p>
      <text:p text:style-name="P137"><text:span text:style-name="T55"><text:tab/></text:span></text:p>
      <text:p text:style-name="P123"><text:span text:style-name="T169">*</text:span></text:p>
      <text:p text:style-name="P123"><text:span text:style-name="T169"/></text:p>
      <text:p text:style-name="P121"><text:span text:style-name="T170"><text:tab/>Upalne popołudnie, </text:span><text:span text:style-name="T266">błękitne </text:span><text:span text:style-name="T170">niebo bez jednej chmury. </text:span><text:span text:style-name="T169">Był to jeden z tych dni, gdy Ron wychodził z roboty zadowolony, choć </text:span><text:span text:style-name="T171">odczuwał</text:span><text:span text:style-name="T169"> też ulgę, </text:span><text:span text:style-name="T170">bo nie był to wcale lekki dzień. </text:span><text:span text:style-name="T171">Wiedział</text:span><text:span text:style-name="T170">, że musi się dziś gdzieś wyrwać </text:span><text:span text:style-name="T171">i odetchnąć.</text:span></text:p>
      <text:p text:style-name="P124"><text:span text:style-name="T55">- Ładna maszyna – usłyszał zza pleców, gdy zakładał kask. Agnes „</text:span><text:span text:style-name="T174">Jakaśtam”</text:span><text:span text:style-name="T55"> wsiadała do małego sportowego, </text:span><text:span text:style-name="T173">elektrycznego</text:span><text:span text:style-name="T55"> bmw.</text:span></text:p>
      <text:p text:style-name="P2"><text:span text:style-name="T171">- Wiem, dzięki! Twoja też niczego sobie – odpowiedział żartobliwie, </text:span><text:span text:style-name="T266">ale </text:span><text:span text:style-name="T287">był </text:span><text:span text:style-name="T266">naprawdę </text:span><text:span text:style-name="T334">dumny</text:span><text:span text:style-name="T266"> </text:span><text:span text:style-name="T305">ze</text:span><text:span text:style-name="T287"> </text:span><text:span text:style-name="T266">swojej Suzuki </text:span><text:span text:style-name="T48">GSX-R 1100. </text:span><text:span text:style-name="T49">Sprowadził ją półtora roku temu z Europy, za pokaźną sumę </text:span><text:span text:style-name="T50">38</text:span><text:span text:style-name="T49"> 000$. </text:span><text:span text:style-name="T48">Niemal 45-cio letni pojazd, </text:span><text:span text:style-name="T49">stał się</text:span><text:span text:style-name="T48"> nie lada gratką dla kolekcjonerów. </text:span><text:span text:style-name="T50">Po upadku legendarnej marki w 2022 roku, jej </text:span><text:span text:style-name="T48"><text:s/></text:span><text:span text:style-name="T50">starsze modele motocykli, poszybowały cenowo w górę i z miejsca stały się </text:span><text:span text:style-name="T51">wyśmienitą</text:span><text:span text:style-name="T50"> lokatą kapitału.</text:span></text:p>
      <text:p text:style-name="P124"><text:span text:style-name="T55">- Trzymaj się. </text:span><text:span text:style-name="T197">I</text:span><text:span text:style-name="T174"> </text:span><text:span text:style-name="T55">do jutra! - rzuciła </text:span><text:span text:style-name="T179">w trakcie, gdy bagażnik jej auta połykał dach</text:span><text:span text:style-name="T55">.</text:span></text:p>
      <text:p text:style-name="P124"><text:span text:style-name="T55"><text:tab/>Ron wykonał dwa kroki</text:span><text:span text:style-name="T172"> i zagadnął.</text:span></text:p>
      <text:p text:style-name="P125"><text:span text:style-name="T55">- Dasz się wyciągnąć na herbatę w ramach podzięki za dobrze wykonaną dziś pracę?</text:span></text:p>
      <text:p text:style-name="P125"><text:span text:style-name="T55">- Pewnie –</text:span><text:span text:style-name="T178"> powiedziała bez namysłu, </text:span><text:span text:style-name="T288">patrząc na niego znad przyciemnianych okularów. </text:span><text:span text:style-name="T297">Obniżyła spojrzenie i zauważyła, że zmienił buty na sportowe.</text:span></text:p>
      <text:p text:style-name="P125"><text:span text:style-name="T55">- Pasuje </text:span><text:span text:style-name="T175">c</text:span><text:span text:style-name="T55">i dziś? - spytał z nadzieją w głosie.</text:span></text:p>
      <text:p text:style-name="P125"><text:span text:style-name="T55">- Czemu nie?! O której i gdzie?</text:span></text:p>
      <text:p text:style-name="P125"><text:span text:style-name="T55">- Teraz?</text:span></text:p>
      <text:p text:style-name="P125"><text:span text:style-name="T55">- Ale gdzie? - roześmiała się </text:span><text:span text:style-name="T268">szeroko, eksponując rząd równych, białych zębów</text:span><text:span text:style-name="T55">.</text:span></text:p>
      <text:p text:style-name="P125"><text:span text:style-name="T55">- Znam miłe miejsce, jedź za mną – kiwnęła na tak; wrócił do</text:span><text:span text:style-name="T288"> </text:span><text:span text:style-name="T55">motocykla i po chwili zawył silnikiem, </text:span><text:span text:style-name="T190">dynamicznie ruszają</text:span><text:span text:style-name="T225">c z </text:span><text:span text:style-name="T267">rozgrzanego słońcem </text:span><text:span text:style-name="T225">parkingu</text:span><text:span text:style-name="T190">.</text:span></text:p>
      <text:p text:style-name="P126"><text:span text:style-name="T189"><text:tab/></text:span><text:span text:style-name="T190">Z</text:span><text:span text:style-name="T189">atrzymał się </text:span><text:span text:style-name="T190">przy stróżówce</text:span><text:span text:style-name="T189">, uniósł przyłbicę, która pod wpływem silnego nasłonecznienia mocno pociemniała. Żołnierz marine</text:span><text:span text:style-name="T208">s</text:span><text:span text:style-name="T189"> </text:span><text:span text:style-name="T190">wyciągnął dłoń</text:span><text:span text:style-name="T189"> w geście pożegnania, gdy po porównaniu odczyt</text:span><text:span text:style-name="T190">ów</text:span><text:span text:style-name="T189"> z kamery i chipu, szlaban się uniósł. </text:span></text:p>
      <text:p text:style-name="P127"><text:span text:style-name="T189"><text:tab/></text:span><text:span text:style-name="T190">Na skwerze za bramą wjazdową demonstrowało kilku aktywistów, którzy wyraźnie się ożywili na widok <text:s/>opuszczających centrum pojazdów </text:span><text:span text:style-name="T231">i wylegli ze swych namiotów</text:span><text:span text:style-name="T190">. Było ich </text:span><text:span text:style-name="T303">zauważalnie</text:span><text:span text:style-name="T190"> mniej, niż przed kilkoma miesiącami i wyglądało, że tych prawdziwie gorliwych przeciwników przekształcania ekosystemu Marsa jest garstka. </text:span><text:span text:style-name="T191">Wykrzykiwali swe hasła </text:span></text:p>
      <text:p text:style-name="P127"><text:span text:style-name="T191">z transparentów, jak: „Ręce precz od Marsa” </text:span><text:span text:style-name="T227">i</text:span><text:span text:style-name="T191"> „</text:span><text:span text:style-name="T227">Mars dla Marsjan”</text:span><text:span text:style-name="T191">. Szczególnie intrygujący był facet w tradycyjnym stroju indiańskim, trzymający tablicę z napisem: „Najpierw nam odebraliście Amerykę, teraz Czerwoną Planetę”. Ron nie był </text:span><text:span text:style-name="T192">już</text:span><text:span text:style-name="T191"> pewien, czy to nie jakiś happening. </text:span><text:soft-page-break/><text:span text:style-name="T191">Wszystkiemu temu przyglądali się policjanci z dwóch zaparkowanych wzdłuż jezdni radiowozów. </text:span><text:span text:style-name="T192">Za którymi w oddali stało kilka wozów transmisyjnych, ogólnokrajowych stacji. <text:tab/></text:span></text:p>
      <text:p text:style-name="P126"><text:span text:style-name="T192"><text:tab/>Przy wyjeździe z przecznicy na główną arterię, </text:span><text:span text:style-name="T199">powstrzymało</text:span><text:span text:style-name="T192"> go czerwone światło. Wykorzystała to telewizyjna <text:s/></text:span><text:span text:style-name="T198">reporterka</text:span><text:span text:style-name="T192">, wychyliwszy się z chodnika.</text:span></text:p>
      <text:p text:style-name="P128"><text:span text:style-name="T55">- Czy potwierdzi pan </text:span><text:span text:style-name="T201">doniesienia, według których,</text:span><text:span text:style-name="T55"> Tom Clark i Frank Drebin zginęli w katastrofie, mającej miejsce w trakcie </text:span><text:span text:style-name="T193">wtorkowej </text:span><text:span text:style-name="T55">próby lądowania </text:span><text:span text:style-name="T198">w pobliżu Olympus Mons</text:span><text:span text:style-name="T55">? </text:span><text:span text:style-name="T198">- kamerzysta sprawiał wrażenie, jakby przekazywał </text:span><text:span text:style-name="T205">transmisję</text:span><text:span text:style-name="T198"> na żywo, Ron</text:span><text:span text:style-name="T201">ald</text:span><text:span text:style-name="T198"> mimo to zignorował dziennikarkę, która spojrzała jeszcze w kierunku kobiety prowadzącej bmw, lecz nie rozpoznając jej, obróciła się przodem do kamery i </text:span><text:span text:style-name="T334">teatralnym głosem, </text:span><text:span text:style-name="T198">kontynuowała relację.</text:span></text:p>
      <text:p text:style-name="P129"><text:span text:style-name="T198"><text:tab/></text:span><text:span text:style-name="T199">Po </text:span><text:span text:style-name="T335">niecałym kwadransie</text:span><text:span text:style-name="T199"> spokojnej jazdy, zatrzymali </text:span><text:span text:style-name="T200">się</text:span><text:span text:style-name="T199"> <text:s/></text:span><text:span text:style-name="T286">w ciasnej uliczce, </text:span><text:span text:style-name="T200">przed </text:span><text:span text:style-name="T286">okazałą, </text:span><text:span text:style-name="T291">piętrową</text:span><text:span text:style-name="T201"> willą</text:span><text:span text:style-name="T200">, stojąc</text:span><text:span text:style-name="T205">ą</text:span><text:span text:style-name="T200"> na wąskim półwyspie, </text:span><text:span text:style-name="T235">gdzieś</text:span><text:span text:style-name="T200"> w pobliżu Lake </text:span><text:span text:style-name="T230">Nassau</text:span><text:span text:style-name="T200">. Była to bogata dzielnica, otoczona zewsząd dzikimi terenami. </text:span><text:span text:style-name="T201">Agnes obserwowała, jak </text:span><text:span text:style-name="T200">R</text:span><text:span text:style-name="T201">on zeskoczył z </text:span><text:span text:style-name="T291">jednośladu</text:span><text:span text:style-name="T201"> i wbiegł pospiesznie do domu. </text:span><text:span text:style-name="T335">Minutę</text:span><text:span text:style-name="T201"> później był z powrotem przy niej, </text:span><text:span text:style-name="T202">już bez kasku, ale</text:span><text:span text:style-name="T201"> </text:span></text:p>
      <text:p text:style-name="P129"><text:span text:style-name="T201">z dwoma </text:span><text:span text:style-name="T203">pojemnikami</text:span><text:span text:style-name="T201">, które usiłował wrzucić do plecaka bez zdejmowania go.</text:span></text:p>
      <text:p text:style-name="P130"><text:span text:style-name="T55">- Mieszkasz tu? - </text:span><text:span text:style-name="T290">zdjęła bluzę i wysiadła</text:span><text:span text:style-name="T55"> z</text:span><text:span text:style-name="T289">e srebrnego </text:span><text:span text:style-name="T290">k</text:span><text:span text:style-name="T289">abriolet</text:span><text:span text:style-name="T291">u</text:span><text:span text:style-name="T289">.</text:span></text:p>
      <text:p text:style-name="P130"><text:span text:style-name="T55">- </text:span><text:span text:style-name="T205">Dorabiam</text:span><text:span text:style-name="T202"> jako</text:span><text:span text:style-name="T55"> stróż, na drugą zmian</text:span><text:span text:style-name="T202">ę – odpowiedział z uśmiechem.</text:span></text:p>
      <text:p text:style-name="P142"><text:span text:style-name="T202">- </text:span><text:span text:style-name="T55">Że też się nie domyśliłam – zaironizował</text:span><text:span text:style-name="T290">a</text:span><text:span text:style-name="T55">, </text:span><text:span text:style-name="T336">zaczesując</text:span><text:span text:style-name="T289"> długie włosy w kitkę i sp</text:span><text:span text:style-name="T336">inając</text:span><text:span text:style-name="T289"> je gumką,</text:span></text:p>
      <text:p text:style-name="P142"><text:span text:style-name="T336">a</text:span><text:span text:style-name="T289"> przy okazji</text:span><text:span text:style-name="T277"> </text:span><text:span text:style-name="T289">eksponując</text:span><text:span text:style-name="T277">, imponująco mocn</text:span><text:span text:style-name="T289">e</text:span><text:span text:style-name="T277"> barki i ramiona. </text:span></text:p>
      <text:p text:style-name="P141"><text:span text:style-name="T55"><text:tab/></text:span><text:span text:style-name="T217">Przez cały czas</text:span><text:span text:style-name="T202"> próbował ulokować puszki w plecaku. Wyciągnęła po nie ręce, otworzyła jedną i podała mu.</text:span></text:p>
      <text:p text:style-name="P131"><text:span text:style-name="T55">- Proszę – otworzyła drugą i zaczęła sączyć. - Co to ma być, ciepła herbata? </text:span><text:span text:style-name="T203">Jest upał!</text:span></text:p>
      <text:p text:style-name="P132"><text:span text:style-name="T55">- Zaskoczę cię. Uchwycił jej dłonie wraz z puszką i pociągnął maleńką zawleczkę u podstawy pojemnika – dało się słyszeć </text:span><text:span text:style-name="T209">d</text:span><text:span text:style-name="T229">ź</text:span><text:span text:style-name="T209">więk</text:span><text:span text:style-name="T55"> zasysanego powietrza.</text:span></text:p>
      <text:p text:style-name="P132"><text:span text:style-name="T55">- Auć! - podskoczyła omal nie upuszczając naczynia, któr</text:span><text:span text:style-name="T228">e</text:span><text:span text:style-name="T55"> w jednej chwili stał</text:span><text:span text:style-name="T205">o</text:span><text:span text:style-name="T55"> się niewymownie gorące – parzy!</text:span></text:p>
      <text:p text:style-name="P132"><text:span text:style-name="T55">- </text:span><text:span text:style-name="T291">Ech</text:span><text:span text:style-name="T233">...</text:span><text:span text:style-name="T55"> – spojrzał bliżej – pomyliłem zawleczki. </text:span><text:span text:style-name="T206">W swojej</text:span><text:span text:style-name="T204"> zerwał właściwą i puszka momentalnie zaszła szronem. Podał jej </text:span><text:span text:style-name="T206">zimną</text:span><text:span text:style-name="T204"> i zabrał od niej wrzątek.</text:span></text:p>
      <text:p text:style-name="P133"><text:span text:style-name="T55">- Przyznaję, zaskoczyłeś mnie, podwójnie –</text:span><text:span text:style-name="T205"> miała ubaw.</text:span></text:p>
      <text:p text:style-name="P133"><text:span text:style-name="T55">- Mam wrażenie, że trochę się przy tobie gubię – </text:span><text:span text:style-name="T233">wyznał</text:span><text:span text:style-name="T55"> całkiem szczerze, co </text:span><text:span text:style-name="T207">czuje</text:span><text:span text:style-name="T55">. - Przejdźmy się – dotknął delikatnie jej </text:span><text:span text:style-name="T237">boku</text:span><text:span text:style-name="T55"> </text:span><text:span text:style-name="T210">i poprowadził w kierunku Peninsula Wildlife Park.</text:span></text:p>
      <text:p text:style-name="P133"><text:span text:style-name="T210"/></text:p>
      <text:p text:style-name="P135"><text:span text:style-name="T210">*</text:span></text:p>
      <text:p text:style-name="P135"/>
      <text:p text:style-name="P134"><text:span text:style-name="T210"><text:tab/></text:span><text:span text:style-name="T238">Strumień</text:span><text:span text:style-name="T237"> </text:span><text:span text:style-name="T238">rozbijał się z pluskiem o skałę, powodując </text:span><text:span text:style-name="T247">gęstą</text:span><text:span text:style-name="T238"> mgiełkę, następnie szerok</text:span><text:span text:style-name="T244">ą</text:span><text:span text:style-name="T238"> stru</text:span><text:span text:style-name="T244">gą</text:span><text:span text:style-name="T237"> </text:span><text:span text:style-name="T238">uderzał go w</text:span><text:span text:style-name="T237"> kark </text:span><text:span text:style-name="T254">i ramiona</text:span><text:span text:style-name="T237">, </text:span><text:span text:style-name="T238">rozlewając się przyjemnym ciepłem po reszcie ciała</text:span><text:span text:style-name="T237">. </text:span><text:span text:style-name="T239">Stał zanurzony po kolana w kotłującej się wodzie. </text:span><text:span text:style-name="T244">C</text:span><text:span text:style-name="T239">zuć było świeże, wilgotne tropikalne powietrze. Z otaczających go drzew, </text:span><text:span text:style-name="T261">miejscami rażących jaskrawą zielenią,</text:span><text:span text:style-name="T239"> dobiegały barwne głosy ptaków, których nawet wodospad nie był w stanie zagłuszyć. Wtem dało się </text:span><text:span text:style-name="T240">s</text:span><text:span text:style-name="T239">ł</text:span><text:span text:style-name="T240">yszeć jakiś obcy, n</text:span><text:span text:style-name="T239">ieharmonijny dźwięk. </text:span><text:span text:style-name="T261">Zaniepokojone ptaki</text:span><text:span text:style-name="T240"> wpierw ucichły, lecz nagle, gdy hałas się nasilił, zerwały się z trzepotem skrzydeł w powietrze. Teraz wszystko ucichło, poza monotonnie powtarzającym się sygnałem. Kurt spojrzał </text:span><text:span text:style-name="T242">przed siebie</text:span><text:span text:style-name="T241">, gdzie pojawił się </text:span><text:span text:style-name="T244">migoczący</text:span><text:span text:style-name="T243"> </text:span><text:span text:style-name="T241">prostoką</text:span><text:span text:style-name="T249">t</text:span><text:span text:style-name="T241"> z napisem „</text:span><text:span text:style-name="T247">Dzwoni</text:span><text:span text:style-name="T241"> Steve”. Chodziło </text:span></text:p>
      <text:p text:style-name="P134"><text:span text:style-name="T241">o </text:span><text:span text:style-name="T264">podeszłego wiekiem </text:span><text:span text:style-name="T241">neurologa, S</text:span><text:span text:style-name="T242">tephen’a Alscher’a, </text:span><text:span text:style-name="T341">od wielu lat</text:span><text:span text:style-name="T242"> przyjaciela, </text:span><text:span text:style-name="T245">a jeszcze dłużej </text:span><text:span text:style-name="T341">jego niezastąpionego </text:span><text:span text:style-name="T245">współpracownika</text:span><text:span text:style-name="T341">. </text:span></text:p>
      <text:p text:style-name="P144"><text:span text:style-name="T242">- </text:span><text:span text:style-name="T55">Mów szybko, jestem zajęty czymś ważnym – </text:span><text:span text:style-name="T249">próbowa</text:span><text:span text:style-name="T245">ł się wykręcić.</text:span></text:p>
      <text:p text:style-name="P145"><text:span text:style-name="T55">- Słuchaj, mam tu najnowsze wyniki Clark’a – odpowiedział poważnym głosem </text:span><text:span text:style-name="T249">lekarz</text:span><text:span text:style-name="T55">.</text:span></text:p>
      <text:p text:style-name="P145"><text:span text:style-name="T55"><text:tab/>W tym momencie Kurt wiedział, że z dalsze</text:span><text:span text:style-name="T246">go relaksu</text:span><text:span text:style-name="T55"> nici, </text:span><text:span text:style-name="T246">dotknął szkła, wizualizacja wygasła, </text:span><text:span text:style-name="T249">półokrągłe ścianki rozsunęły się</text:span><text:span text:style-name="T246"> i wychodził </text:span><text:span text:style-name="T247">z, </text:span><text:span text:style-name="T246">j</text:span><text:span text:style-name="T342">uż</text:span><text:span text:style-name="T246"> niczym niewyróżniającej </text:span><text:span text:style-name="T264">się</text:span><text:span text:style-name="T246">, </text:span><text:span text:style-name="T264">lecz potwornie drogiej,</text:span><text:span text:style-name="T246"> kabiny prysznicowe</text:span><text:span text:style-name="T247">j</text:span><text:span text:style-name="T246">. </text:span><text:span text:style-name="T283">Przestąpił kilka kroków po swej prze</text:span><text:span text:style-name="T303">stronnej</text:span><text:span text:style-name="T283">, wyłożonej </text:span><text:span text:style-name="T284">trawertynem</text:span><text:span text:style-name="T283"> z rzymską ornamentyką, łaźni.</text:span></text:p>
      <text:p text:style-name="P146"><text:span text:style-name="T241">- </text:span><text:span text:style-name="T55">Ok – sięgnął po </text:span><text:span text:style-name="T260">frotowy </text:span><text:span text:style-name="T55">ręcznik </text:span><text:span text:style-name="T284">z półki</text:span><text:span text:style-name="T55">, </text:span><text:span text:style-name="T260">po czym</text:span><text:span text:style-name="T55"> </text:span><text:span text:style-name="T284">przetarł nim</text:span><text:span text:style-name="T55"> łysinę </text:span><text:span text:style-name="T260">i twarz</text:span><text:span text:style-name="T55">. - Domyślam się, że nie jest dobrze – </text:span><text:span text:style-name="T260">odłożył ręcznik i sięgnął po gustowny, granatowy szlafrok z czesanej bawełny.</text:span></text:p>
      <text:p text:style-name="P147"><text:span text:style-name="T55">- Nie mamy już wątpliwości, że w </text:span><text:span text:style-name="T292">płatach skroniowych</text:span><text:span text:style-name="T55"> zaszły nieodwracalne zmiany.</text:span></text:p>
      <text:p text:style-name="P149"><text:soft-page-break/><text:span text:style-name="T55">- </text:span><text:span text:style-name="T248">Jak poważne są szkody</text:span><text:span text:style-name="T55">? </text:span><text:span text:style-name="T249">- oparł się o parapet </text:span><text:span text:style-name="T262">z włoskiego marmuru</text:span><text:span text:style-name="T249">, a widok, jak</text:span><text:span text:style-name="T250">i</text:span><text:span text:style-name="T249"> się roztaczał</text:span></text:p>
      <text:p text:style-name="P149"><text:span text:style-name="T249">z okna łazienki, wcale nie ustępował temu spod prysznica. Z tym, że zachód słońca nad Zatoką Meksykańsk</text:span><text:span text:style-name="T255">ą</text:span><text:span text:style-name="T249"> dział się wła</text:span><text:span text:style-name="T250">śnie w tym momencie, </text:span><text:span text:style-name="T249">na jego oczach.</text:span></text:p>
      <text:p text:style-name="P150"><text:span text:style-name="T249">- </text:span><text:span text:style-name="T55">Utrzymywaliśmy go w śpiączce, by powstrzymać </text:span><text:span text:style-name="T263">wzrost </text:span><text:span text:style-name="T55">nad</text:span><text:span text:style-name="T263">aktywności</text:span><text:span text:style-name="T55"> astrocytów i mikrogleju. Jednak osiągnęliśmy zaledwie minimalny efekt spowolnienia. A jak już ci </text:span><text:span text:style-name="T251">tłumaczyłem</text:span><text:span text:style-name="T55">, są one odpowiedzialne z</text:span><text:span text:style-name="T251">a niszczenie synaps i komórek.</text:span></text:p>
      <text:p text:style-name="P151"><text:span text:style-name="T55">- Tak, tak – potwierdził Kurt Rumens.</text:span></text:p>
      <text:p text:style-name="P151"><text:span text:style-name="T55">- Zdaje się, że jego </text:span><text:span text:style-name="T292">mózg</text:span><text:span text:style-name="T55"> nie jest już zdolny do regeneracji – ciągnął doktor Alscher. - Oceniamy, że na tę chwilę trwałe</text:span><text:span text:style-name="T285">mu</text:span><text:span text:style-name="T55"> uszkodzeni</text:span><text:span text:style-name="T285">u</text:span><text:span text:style-name="T55"> </text:span><text:span text:style-name="T285">uległo</text:span><text:span text:style-name="T55"> około 30% </text:span><text:span text:style-name="T285">komórek i proces</text:span><text:span text:style-name="T55"> w dużym tempie </text:span><text:span text:style-name="T254">postępuje</text:span><text:span text:style-name="T55">. </text:span><text:span text:style-name="T255">Zdajesz sobie sprawę,</text:span><text:span text:style-name="T55"> co to </text:span><text:span text:style-name="T255">oznacza</text:span><text:span text:style-name="T55"> – podkreślił ostatnie zdanie.</text:span></text:p>
      <text:p text:style-name="P152"><text:span text:style-name="T55">- Nie ma innego wyjścia? - pytał </text:span><text:span text:style-name="T253">zmartwiony</text:span><text:span text:style-name="T252"> Kurt.</text:span></text:p>
      <text:p text:style-name="P152"><text:span text:style-name="T252"><text:tab/>I usłyszał</text:span><text:span text:style-name="T253">.</text:span></text:p>
      <text:p text:style-name="P153"><text:span text:style-name="T55">- Wiesz, że nie.</text:span></text:p>
      <text:p text:style-name="P153"><text:span text:style-name="T55">- Martwię się o chłopców, jak to przyjmą – </text:span><text:span text:style-name="T255">wyszeptał, </text:span><text:span text:style-name="T282">bardziej</text:span><text:span text:style-name="T255"> do siebie, </text:span><text:span text:style-name="T282">wpatrzony w szeroki pas czerwieni, jaki pozostawiło po sobie gasnące za horyzontem słońce.</text:span></text:p>
      <text:p text:style-name="P153"><text:span text:style-name="T55"/></text:p>
      <text:p text:style-name="P154"><text:span text:style-name="T55">*</text:span></text:p>
      <text:p text:style-name="P154"><text:span text:style-name="T55"/></text:p>
      <text:p text:style-name="P155"><text:span text:style-name="T55"><text:tab/></text:span><text:span text:style-name="T305">Jaskrawe światła reflektorów podkreślały nieskazitelną czystość, w której </text:span><text:span text:style-name="T306">tylko</text:span><text:span text:style-name="T305"> automaty chirurgiczne mogły czuć się swojsko.</text:span><text:span text:style-name="T300"> </text:span><text:span text:style-name="T303">Stół operacyjny, na którym leżał mężczyzna, z</text:span><text:span text:style-name="T304">ajmował niemal całą salę</text:span><text:span text:style-name="T303">. </text:span><text:span text:style-name="T298">Ciało, z wyjątkiem głowy i rąk, było szczelnie </text:span><text:span text:style-name="T310">okryte</text:span><text:span text:style-name="T298"> białą płachtą. Do przegubów łokciowych obu rąk przymocowane </text:span><text:span text:style-name="T301">zostały</text:span><text:span text:style-name="T298"> </text:span><text:span text:style-name="T307">spiralnie ciągnące się </text:span><text:span text:style-name="T298">wiązki przewodów diagnostycznych i wężyków z kroplów</text:span><text:span text:style-name="T328">ek</text:span><text:span text:style-name="T298">. </text:span></text:p>
      <text:p text:style-name="P155"><text:span text:style-name="T298"><text:tab/></text:span><text:span text:style-name="T301">Jedno, z </text:span><text:span text:style-name="T306">bezczynnych</text:span><text:span text:style-name="T301"> do tej pory, stalowych ramion, </text:span><text:span text:style-name="T306">umocowanych </text:span><text:span text:style-name="T307">w</text:span><text:span text:style-name="T306"> bocznej ścian</text:span><text:span text:style-name="T307">ie</text:span><text:span text:style-name="T306">, </text:span><text:span text:style-name="T301">rozszerzyło zaokrąglon</text:span><text:span text:style-name="T302">y, trójramienny chwytak, obróciło go kilkukrotnie </text:span><text:span text:style-name="T306">i ponownie zamarło, unieruchamiając czaszkę Clark’a. Uwydatnione kości policzkowe </text:span><text:span text:style-name="T307">prześwitywały przez kilkudniowy zarost, a twarz zdawała się być pogrążona w głębokim, </text:span><text:span text:style-name="T313">spokojnym</text:span><text:span text:style-name="T307"> śnie. </text:span><text:span text:style-name="T310">Ale</text:span><text:span text:style-name="T307"> to </text:span><text:span text:style-name="T310">tylko</text:span><text:span text:style-name="T307"> powierzchown</text:span><text:span text:style-name="T318">ie mogło jawić się </text:span><text:span text:style-name="T307">prawd</text:span><text:span text:style-name="T318">ą... J</text:span><text:span text:style-name="T307">ego umysł rozpadał się, </text:span><text:span text:style-name="T308">bombardowany niezliczoną ilością <text:s/>zapętlonych impulsów elektrycznych. </text:span><text:span text:style-name="T310">Mózg p</text:span><text:span text:style-name="T308">ochłaniał </text:span><text:span text:style-name="T309">przy tym tak </text:span><text:span text:style-name="T310">ogromne</text:span><text:span text:style-name="T309"> ilości </text:span><text:span text:style-name="T310">energii, że począł jak </text:span><text:span text:style-name="T311">odrębny byt,</text:span><text:span text:style-name="T310"> pasożyt, pożerać swego żywiciela. </text:span><text:span text:style-name="T311">Celem było</text:span><text:span text:style-name="T339"> -</text:span><text:span text:style-name="T311"> unicestwienie ich obu.</text:span></text:p>
      <text:p text:style-name="P157"><text:span text:style-name="T311"><text:tab/></text:span><text:span text:style-name="T312">Silne </text:span><text:span text:style-name="T314">błyski światła pozostawiły po sobie swąd palonego włosia. Na skroniach i potylicy rumieniły się trzy </text:span><text:span text:style-name="T315">niewielkie </text:span><text:span text:style-name="T314">nagie plamki. </text:span><text:span text:style-name="T315">Wiązka lasera wykonała</text:span><text:span text:style-name="T316"> centymetrowe nacięcie</text:span><text:span text:style-name="T315"> na jednej z nich </text:span><text:span text:style-name="T316">i małymi </text:span><text:span text:style-name="T317">pęsetami</text:span><text:span text:style-name="T316"> rozchyliła skórę na boki. Ponownie do </text:span><text:span text:style-name="T323">lewej </text:span><text:span text:style-name="T316">skroni przysunęła się głowica lasera i </text:span><text:span text:style-name="T319">czerwonym strumieniem </text:span><text:span text:style-name="T316">wypaliła precyzyjny otwór w </text:span><text:span text:style-name="T322">czaszce</text:span><text:span text:style-name="T316">, czemu towarzyszyło skwierczenie i uwolnienie kolejnej specyficznej woni. </text:span><text:span text:style-name="T345">W czasie, gdy kropla osocza zbierała się na świeżym oparzeniu, do</text:span><text:span text:style-name="T320"> wpustu zbliżył się z jękiem, delikatny wysięgnik, trzymający przedmiot, kształtem przypominający </text:span><text:span text:style-name="T322">tytanowy </text:span><text:span text:style-name="T320">gwoździk </text:span><text:span text:style-name="T322">z</text:span><text:span text:style-name="T320"> </text:span><text:span text:style-name="T321">pędzelkiem</text:span><text:span text:style-name="T320"> nano</text:span><text:span text:style-name="T340">-</text:span><text:span text:style-name="T320">włókien, zwieńczony </text:span><text:span text:style-name="T322">płaskim łebkiem, pod którym </text:span><text:span text:style-name="T325">iskrzyło</text:span><text:span text:style-name="T322"> </text:span><text:span text:style-name="T330">kilka</text:span><text:span text:style-name="T322"> zwojów ostrego frezu. </text:span><text:span text:style-name="T330">Paroma</text:span><text:span text:style-name="T322"> szybkimi ruchami obrotowymi gwint wgryzł się w kość, </text:span><text:span text:style-name="T329">a włókna wniknęły w głąb opon mózgowych.</text:span><text:span text:style-name="T322"> </text:span></text:p>
      <text:p text:style-name="P156"><text:span text:style-name="T322"><text:tab/>Ostatni zabieg polegał </text:span><text:span text:style-name="T323">na nadrukowaniu przez małą </text:span><text:span text:style-name="T331">spiczastą</text:span><text:span text:style-name="T323"> dyszę organicznej spoiny, łączącej brzegi przeciętej </text:span><text:span text:style-name="T326">tkanki</text:span><text:span text:style-name="T323">. </text:span><text:span text:style-name="T324">W</text:span><text:span text:style-name="T323">szystkie czynności zostały analogicznie powtórzone przy drugim płacie skroniowym oraz płacie potylicznym. </text:span><text:span text:style-name="T324">Po czym </text:span><text:span text:style-name="T327">większość świateł zgasła</text:span><text:span text:style-name="T324">, a ramiona </text:span><text:span text:style-name="T337">automatu</text:span><text:span text:style-name="T324"> </text:span><text:span text:style-name="T338">na trwałe zastygły</text:span><text:span text:style-name="T324"> w swym pierwotnym miejscu.</text:span></text:p>
      <text:p text:style-name="P158"><text:span text:style-name="T55"/></text:p>
      <text:p text:style-name="P159"><text:span text:style-name="T55">Rozdział III</text:span></text:p>
      <text:p text:style-name="P159"><text:span text:style-name="T55"/></text:p>
      <text:p text:style-name="P160"><text:span text:style-name="T55"><text:tab/>vbvcbvc</text:span></text:p>
      <text:p text:style-name="P148"><text:span text:style-name="T55"/></text:p>
      <text:p text:style-name="P148"><text:span text:style-name="T55"/></text:p>
      <text:p text:style-name="P148"><text:span text:style-name="T55"/></text:p>
      <text:p text:style-name="P148"><text:span text:style-name="T55"/></text:p>
      <text:p text:style-name="P148"><text:span text:style-name="T55"/></text:p>
      <text:p text:style-name="P169"><text:soft-page-break/><text:span text:style-name="T54"/></text:p>
      <text:p text:style-name="P80"><text:span text:style-name="T79">I</text:span><text:span text:style-name="T55">mplant dla Franka utrata przez niego swiadomosci, bardzo kontrowersyjna decyzja dowodztwa.</text:span></text:p>
      <text:p text:style-name="P161"><text:span text:style-name="T55">3Tom nie mowi i nie spi. Slyszy, wykonuje polecenia. Zaloga może to wykorzystywac </text:span><text:span text:style-name="T346">Przynies , podaj itp.</text:span><text:span text:style-name="T55">– Frank!</text:span></text:p>
      <text:p text:style-name="P161"><text:span text:style-name="T55">Silownia – Mark i Burt, mostek.</text:span></text:p>
      <text:p text:style-name="P161"><text:span text:style-name="T346">3</text:span><text:span text:style-name="T55">Przygotowanie, do ladowania. Zmiana. Burt poleci zamiast Franka.</text:span></text:p>
      <text:p text:style-name="P101"><text:span text:style-name="T55">Przy odpinaniu lądownika rygiel nie otworzy się, uzycie robota kierowanego jak z egzoszkieletu,.</text:span></text:p>
      <text:p text:style-name="P161"><text:span text:style-name="T346">4</text:span><text:span text:style-name="T55">Rozdzial koncze w ladowniku </text:span><text:span text:style-name="T346">po odpieciu</text:span><text:span text:style-name="T55"> np.</text:span></text:p>
      <text:p text:style-name="P161"><text:span text:style-name="T346">5</text:span><text:span text:style-name="T55">Nastepny już na Marsie.</text:span></text:p>
      <text:p text:style-name="P161"><text:span text:style-name="T55">Kaldera – są już na miejscu</text:span></text:p>
      <text:p text:style-name="P162"><text:span text:style-name="T55">6 Problemy na pokladzie Spectre</text:span></text:p>
      <text:p text:style-name="P162"><text:span text:style-name="T55">7 Jacys szpiedzy itd. satelity</text:span></text:p>
      <text:p text:style-name="P162"><text:span text:style-name="T55">8 Tom zabija franka i przejmuje poklad</text:span></text:p>
      <text:p text:style-name="P162"><text:span text:style-name="T55">9 Mark i burt chce wrocic, nie mogą zadokowac, może pomoga mu Ruscy, bo są już z USA?</text:span></text:p>
      <text:p text:style-name="P162"><text:span text:style-name="T55">10Pod koniec może jednak Tom nauczy się gadac?</text:span></text:p>
      <text:p text:style-name="P162"><text:span text:style-name="T55"/></text:p>
      <text:p text:style-name="P162"><text:span text:style-name="T55"/></text:p>
      <text:p text:style-name="P162"><text:span text:style-name="T55"/></text:p>
      <text:p text:style-name="P80"><text:span text:style-name="T55"/></text:p>
      <text:p text:style-name="P80"><text:span text:style-name="T55"/></text:p>
      <text:p text:style-name="P140">3 z pięciu dronów uległy uszkodzeniu. Dwa dokopały sie na odpowiednia glebokosc. Jedna destynacja wymaga kontynuowania kopania.</text:p>
      <text:p text:style-name="P85"/>
      <text:p text:style-name="P80"><text:span text:style-name="T55"/></text:p>
      <text:p text:style-name="P85"/>
      <text:p text:style-name="P138">Uruchomić potezne urzadzenia wytwarzajace pole magnetyczne.</text:p>
      <text:p text:style-name="P139">Zamarzniety dwutlenego wegla z biegunow <text:span text:style-name="T455">będzie sublimowac</text:span>, para wodna, pył i dwutlenek wegla z wulkanu. <text:span text:style-name="T456">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span></text:p>
      <text:p text:style-name="P139"/>
      <text:p text:style-name="P143">Chinsko- rosyjski dron szpiegowski?</text:p>
      <text:p text:style-name="P81"><text:span text:style-name="T55"/></text:p>
      <text:p text:style-name="P79"><text:span text:style-name="T55"/></text:p>
      <text:p text:style-name="P86"><text:span text:style-name="T55">Dzień marsjański to sol, trwa okolo 24</text:span><text:span text:style-name="T103">h i 40min</text:span></text:p>
      <text:p text:style-name="P87"><text:span text:style-name="T103">5</text:span><text:span text:style-name="T55">ty sierpnia 2012 Roku kiedy łazik Curiosity wyladowal zaczal się pierwszy Sol.</text:span></text:p>
      <text:p text:style-name="P163"><text:span text:style-name="T52">(</text:span><text:span text:style-name="Emphasis"><text:span text:style-name="T53">rok marsjański</text:span></text:span><text:span text:style-name="T52">) jest równy 687 dni ziemskich, co odpowiada 1,8809 roku ziemskiego (1 rok, 320 dni i 18,2 </text:span><text:span text:style-name="T450"> </text:span></text:p>
      <text:p text:style-name="P164"><text:span text:style-name="T450"/></text:p>
      <text:p text:style-name="P164"><text:span text:style-name="T450"/></text:p>
      <text:p text:style-name="P165"><text:span text:style-name="T450">Nadwaga na ziemi, niedowaga na Marsie.</text:span></text:p>
      <text:p text:style-name="P165"><text:span text:style-name="T450"/></text:p>
      <text:p text:style-name="P166"><text:span text:style-name="T450">Atmosfera Ziemi siega ok, 120km, Marsa 300km. Grawitacja Ziemi siega na okolo 21 milionow km. Urzadzenia pomiarowe wychwycily pole grawitacyjne Fobosa w czasie przelaczania się ukladow.</text:span></text:p>
      <text:p text:style-name="P167"><text:span text:style-name="T450">Z Olympus Mons widac Fobosa. Wielkosc 1/3 ksiezyca ziemskiego przy rowniku. Im dalej od rownika, tym mniejszy. Przy Mons będzie wyrazny.</text:span></text:p>
      <text:p text:style-name="P168"><text:span text:style-name="T450">Możę Tom bral cos na zwiekszenie koncentracji, gdy nie mogl spac?</text:span></text:p>
      <text:p text:style-name="P168"><text:span text:style-name="T450"/></text:p>
      <text:p text:style-name="P170"><text:span text:style-name="T450">Bezcieczowa zmywarka.</text:span></text:p>
      <text:p text:style-name="P171"><text:span text:style-name="T450">Chinskie, rosyjskie, indyjskie satelity, statki?</text:span></text:p>
      <text:p text:style-name="P171"><text:soft-page-break/><text:span text:style-name="T450">Moze ruscy pomoga?</text:span></text:p>
      <text:p text:style-name="P171"><text:span text:style-name="T450">Indie z Chinami.</text:span></text:p>
      <text:p text:style-name="P171"><text:span text:style-name="T450"/></text:p>
      <text:p text:style-name="P172"><text:span text:style-name="T450"/></text:p>
      <text:p text:style-name="P171"><text:span text:style-name="T4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7T00:08:22.777000000</dc:date>
    <meta:editing-duration>P5DT13H39M7S</meta:editing-duration>
    <meta:editing-cycles>303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5" meta:paragraph-count="276" meta:word-count="7515" meta:character-count="51430" meta:non-whitespace-character-count="43938"/>
  </office:meta>
</office:document-meta>
</file>